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2ndOrderPolynomial" table:style-name="ta1" table:print="false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6" table:default-cell-style-name="ce3"/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4" office:value-type="string">
            <text:p>f(r) = C0*R0+C1*R1+C2*R2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float" office:value="1">
            <text:p>1.00</text:p>
          </table:table-cell>
          <table:table-cell office:value-type="string">
            <text:p><text:s/>= C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">
            <text:p>2.00</text:p>
          </table:table-cell>
          <table:table-cell office:value-type="string">
            <text:p><text:s/>= C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office:value-type="float" office:value="3">
            <text:p>3.00</text:p>
          </table:table-cell>
          <table:table-cell office:value-type="string">
            <text:p><text:s/>= C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">
            <text:p>1.00</text:p>
          </table:table-cell>
          <table:table-cell table:style-name="ce4" office:value-type="string">
            <text:p><text:s/>= Noise Magnitude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4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r0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/>
          <table:table-cell office:value-type="string">
            <text:p>f 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N</text:p>
          </table:table-cell>
          <table:table-cell office:value-type="string">
            <text:p>X^0</text:p>
          </table:table-cell>
          <table:table-cell office:value-type="string">
            <text:p>X</text:p>
          </table:table-cell>
          <table:table-cell office:value-type="string">
            <text:p>X^2</text:p>
          </table:table-cell>
          <table:table-cell office:value-type="string">
            <text:p>Noise</text:p>
          </table:table-cell>
          <table:table-cell office:value-type="string">
            <text:p>Function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G12]^0" office:value-type="float" office:value="1">
            <text:p>1.00</text:p>
          </table:table-cell>
          <table:table-cell office:value-type="float" office:value="0.25">
            <text:p>0.25</text:p>
          </table:table-cell>
          <table:table-cell table:formula="of:=[.G12]*[.G12]" office:value-type="float" office:value="0.0625">
            <text:p>0.06</text:p>
          </table:table-cell>
          <table:table-cell table:formula="of:=(RAND()*2-1)*[.$G$7]" office:value-type="float" office:value="0.773659164085984">
            <text:p>0.77</text:p>
          </table:table-cell>
          <table:table-cell table:formula="of:=[.$G$4]*[.F12]+[.$G$5]*[.G12]+[.$G$6]*[.H12]+[.I12]" office:value-type="float" office:value="2.46115916408598">
            <text:p>2.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formula="of:=[.G13]^0" office:value-type="float" office:value="1">
            <text:p>1.00</text:p>
          </table:table-cell>
          <table:table-cell office:value-type="float" office:value="0.5">
            <text:p>0.50</text:p>
          </table:table-cell>
          <table:table-cell table:formula="of:=[.G13]*[.G13]" office:value-type="float" office:value="0.25">
            <text:p>0.25</text:p>
          </table:table-cell>
          <table:table-cell table:formula="of:=(RAND()*2-1)*[.$G$7]" office:value-type="float" office:value="0.289155733305961">
            <text:p>0.29</text:p>
          </table:table-cell>
          <table:table-cell table:formula="of:=[.$G$4]*[.F13]+[.$G$5]*[.G13]+[.$G$6]*[.H13]+[.I13]" office:value-type="float" office:value="3.03915573330596">
            <text:p>3.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table:formula="of:=[.G14]^0" office:value-type="float" office:value="1">
            <text:p>1.00</text:p>
          </table:table-cell>
          <table:table-cell office:value-type="float" office:value="0.75">
            <text:p>0.75</text:p>
          </table:table-cell>
          <table:table-cell table:formula="of:=[.G14]*[.G14]" office:value-type="float" office:value="0.5625">
            <text:p>0.56</text:p>
          </table:table-cell>
          <table:table-cell table:formula="of:=(RAND()*2-1)*[.$G$7]" office:value-type="float" office:value="0.688586997333914">
            <text:p>0.69</text:p>
          </table:table-cell>
          <table:table-cell table:formula="of:=[.$G$4]*[.F14]+[.$G$5]*[.G14]+[.$G$6]*[.H14]+[.I14]" office:value-type="float" office:value="4.87608699733391">
            <text:p>4.88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table:formula="of:=[.G15]^0" office:value-type="float" office:value="1">
            <text:p>1.00</text:p>
          </table:table-cell>
          <table:table-cell office:value-type="float" office:value="1">
            <text:p>1.00</text:p>
          </table:table-cell>
          <table:table-cell table:formula="of:=[.G15]*[.G15]" office:value-type="float" office:value="1">
            <text:p>1.00</text:p>
          </table:table-cell>
          <table:table-cell table:formula="of:=(RAND()*2-1)*[.$G$7]" office:value-type="float" office:value="-0.522402571514249">
            <text:p>-0.52</text:p>
          </table:table-cell>
          <table:table-cell table:formula="of:=[.$G$4]*[.F15]+[.$G$5]*[.G15]+[.$G$6]*[.H15]+[.I15]" office:value-type="float" office:value="5.47759742848575">
            <text:p>5.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table:formula="of:=[.G16]^0" office:value-type="float" office:value="1">
            <text:p>1.00</text:p>
          </table:table-cell>
          <table:table-cell office:value-type="float" office:value="1.25">
            <text:p>1.25</text:p>
          </table:table-cell>
          <table:table-cell table:formula="of:=[.G16]*[.G16]" office:value-type="float" office:value="1.5625">
            <text:p>1.56</text:p>
          </table:table-cell>
          <table:table-cell table:formula="of:=(RAND()*2-1)*[.$G$7]" office:value-type="float" office:value="0.805702125187963">
            <text:p>0.81</text:p>
          </table:table-cell>
          <table:table-cell table:formula="of:=[.$G$4]*[.F16]+[.$G$5]*[.G16]+[.$G$6]*[.H16]+[.I16]" office:value-type="float" office:value="8.99320212518796">
            <text:p>8.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table:formula="of:=[.G17]^0" office:value-type="float" office:value="1">
            <text:p>1.00</text:p>
          </table:table-cell>
          <table:table-cell office:value-type="float" office:value="1.5">
            <text:p>1.50</text:p>
          </table:table-cell>
          <table:table-cell table:formula="of:=[.G17]*[.G17]" office:value-type="float" office:value="2.25">
            <text:p>2.25</text:p>
          </table:table-cell>
          <table:table-cell table:formula="of:=(RAND()*2-1)*[.$G$7]" office:value-type="float" office:value="0.779047020711005">
            <text:p>0.78</text:p>
          </table:table-cell>
          <table:table-cell table:formula="of:=[.$G$4]*[.F17]+[.$G$5]*[.G17]+[.$G$6]*[.H17]+[.I17]" office:value-type="float" office:value="11.529047020711">
            <text:p>11.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table:formula="of:=[.G18]^0" office:value-type="float" office:value="1">
            <text:p>1.00</text:p>
          </table:table-cell>
          <table:table-cell office:value-type="float" office:value="1.75">
            <text:p>1.75</text:p>
          </table:table-cell>
          <table:table-cell table:formula="of:=[.G18]*[.G18]" office:value-type="float" office:value="3.0625">
            <text:p>3.06</text:p>
          </table:table-cell>
          <table:table-cell table:formula="of:=(RAND()*2-1)*[.$G$7]" office:value-type="float" office:value="0.548680427018553">
            <text:p>0.55</text:p>
          </table:table-cell>
          <table:table-cell table:formula="of:=[.$G$4]*[.F18]+[.$G$5]*[.G18]+[.$G$6]*[.H18]+[.I18]" office:value-type="float" office:value="14.2361804270186">
            <text:p>14.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table:formula="of:=[.G19]^0" office:value-type="float" office:value="1">
            <text:p>1.00</text:p>
          </table:table-cell>
          <table:table-cell office:value-type="float" office:value="2">
            <text:p>2.00</text:p>
          </table:table-cell>
          <table:table-cell table:formula="of:=[.G19]*[.G19]" office:value-type="float" office:value="4">
            <text:p>4.00</text:p>
          </table:table-cell>
          <table:table-cell table:formula="of:=(RAND()*2-1)*[.$G$7]" office:value-type="float" office:value="-0.537990569602698">
            <text:p>-0.54</text:p>
          </table:table-cell>
          <table:table-cell table:formula="of:=[.$G$4]*[.F19]+[.$G$5]*[.G19]+[.$G$6]*[.H19]+[.I19]" office:value-type="float" office:value="16.4620094303973">
            <text:p>16.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formula="of:=[.G20]^0" office:value-type="float" office:value="1">
            <text:p>1.00</text:p>
          </table:table-cell>
          <table:table-cell office:value-type="float" office:value="2.25">
            <text:p>2.25</text:p>
          </table:table-cell>
          <table:table-cell table:formula="of:=[.G20]*[.G20]" office:value-type="float" office:value="5.0625">
            <text:p>5.06</text:p>
          </table:table-cell>
          <table:table-cell table:formula="of:=(RAND()*2-1)*[.$G$7]" office:value-type="float" office:value="-0.756343161221594">
            <text:p>-0.76</text:p>
          </table:table-cell>
          <table:table-cell table:formula="of:=[.$G$4]*[.F20]+[.$G$5]*[.G20]+[.$G$6]*[.H20]+[.I20]" office:value-type="float" office:value="19.9311568387784">
            <text:p>19.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table:formula="of:=[.G21]^0" office:value-type="float" office:value="1">
            <text:p>1.00</text:p>
          </table:table-cell>
          <table:table-cell office:value-type="float" office:value="2.5">
            <text:p>2.50</text:p>
          </table:table-cell>
          <table:table-cell table:formula="of:=[.G21]*[.G21]" office:value-type="float" office:value="6.25">
            <text:p>6.25</text:p>
          </table:table-cell>
          <table:table-cell table:formula="of:=(RAND()*2-1)*[.$G$7]" office:value-type="float" office:value="0.389439151622355">
            <text:p>0.39</text:p>
          </table:table-cell>
          <table:table-cell table:formula="of:=[.$G$4]*[.F21]+[.$G$5]*[.G21]+[.$G$6]*[.H21]+[.I21]" office:value-type="float" office:value="25.1394391516224">
            <text:p>25.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  <table:table-cell table:formula="of:=[.G22]^0" office:value-type="float" office:value="1">
            <text:p>1.00</text:p>
          </table:table-cell>
          <table:table-cell office:value-type="float" office:value="2.75">
            <text:p>2.75</text:p>
          </table:table-cell>
          <table:table-cell table:formula="of:=[.G22]*[.G22]" office:value-type="float" office:value="7.5625">
            <text:p>7.56</text:p>
          </table:table-cell>
          <table:table-cell table:formula="of:=(RAND()*2-1)*[.$G$7]" office:value-type="float" office:value="-0.802806333638728">
            <text:p>-0.80</text:p>
          </table:table-cell>
          <table:table-cell table:formula="of:=[.$G$4]*[.F22]+[.$G$5]*[.G22]+[.$G$6]*[.H22]+[.I22]" office:value-type="float" office:value="28.3846936663613">
            <text:p>28.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">
            <text:p>12</text:p>
          </table:table-cell>
          <table:table-cell table:formula="of:=[.G23]^0" office:value-type="float" office:value="1">
            <text:p>1.00</text:p>
          </table:table-cell>
          <table:table-cell office:value-type="float" office:value="3">
            <text:p>3.00</text:p>
          </table:table-cell>
          <table:table-cell table:formula="of:=[.G23]*[.G23]" office:value-type="float" office:value="9">
            <text:p>9.00</text:p>
          </table:table-cell>
          <table:table-cell table:formula="of:=(RAND()*2-1)*[.$G$7]" office:value-type="float" office:value="0.741029194090515">
            <text:p>0.74</text:p>
          </table:table-cell>
          <table:table-cell table:formula="of:=[.$G$4]*[.F23]+[.$G$5]*[.G23]+[.$G$6]*[.H23]+[.I23]" office:value-type="float" office:value="34.7410291940905">
            <text:p>34.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">
            <text:p>13</text:p>
          </table:table-cell>
          <table:table-cell table:formula="of:=[.G24]^0" office:value-type="float" office:value="1">
            <text:p>1.00</text:p>
          </table:table-cell>
          <table:table-cell office:value-type="float" office:value="3.25">
            <text:p>3.25</text:p>
          </table:table-cell>
          <table:table-cell table:formula="of:=[.G24]*[.G24]" office:value-type="float" office:value="10.5625">
            <text:p>10.56</text:p>
          </table:table-cell>
          <table:table-cell table:formula="of:=(RAND()*2-1)*[.$G$7]" office:value-type="float" office:value="-0.0739492746070027">
            <text:p>-0.07</text:p>
          </table:table-cell>
          <table:table-cell table:formula="of:=[.$G$4]*[.F24]+[.$G$5]*[.G24]+[.$G$6]*[.H24]+[.I24]" office:value-type="float" office:value="39.113550725393">
            <text:p>39.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">
            <text:p>14</text:p>
          </table:table-cell>
          <table:table-cell table:formula="of:=[.G25]^0" office:value-type="float" office:value="1">
            <text:p>1.00</text:p>
          </table:table-cell>
          <table:table-cell office:value-type="float" office:value="3.5">
            <text:p>3.50</text:p>
          </table:table-cell>
          <table:table-cell table:formula="of:=[.G25]*[.G25]" office:value-type="float" office:value="12.25">
            <text:p>12.25</text:p>
          </table:table-cell>
          <table:table-cell table:formula="of:=(RAND()*2-1)*[.$G$7]" office:value-type="float" office:value="-0.281405289191753">
            <text:p>-0.28</text:p>
          </table:table-cell>
          <table:table-cell table:formula="of:=[.$G$4]*[.F25]+[.$G$5]*[.G25]+[.$G$6]*[.H25]+[.I25]" office:value-type="float" office:value="44.4685947108083">
            <text:p>44.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">
            <text:p>15</text:p>
          </table:table-cell>
          <table:table-cell table:formula="of:=[.G26]^0" office:value-type="float" office:value="1">
            <text:p>1.00</text:p>
          </table:table-cell>
          <table:table-cell office:value-type="float" office:value="3.75">
            <text:p>3.75</text:p>
          </table:table-cell>
          <table:table-cell table:formula="of:=[.G26]*[.G26]" office:value-type="float" office:value="14.0625">
            <text:p>14.06</text:p>
          </table:table-cell>
          <table:table-cell table:formula="of:=(RAND()*2-1)*[.$G$7]" office:value-type="float" office:value="-0.292607644572854">
            <text:p>-0.29</text:p>
          </table:table-cell>
          <table:table-cell table:formula="of:=[.$G$4]*[.F26]+[.$G$5]*[.G26]+[.$G$6]*[.H26]+[.I26]" office:value-type="float" office:value="50.3948923554272">
            <text:p>50.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 table:formula="of:=[.G27]^0" office:value-type="float" office:value="1">
            <text:p>1.00</text:p>
          </table:table-cell>
          <table:table-cell office:value-type="float" office:value="4">
            <text:p>4.00</text:p>
          </table:table-cell>
          <table:table-cell table:formula="of:=[.G27]*[.G27]" office:value-type="float" office:value="16">
            <text:p>16.00</text:p>
          </table:table-cell>
          <table:table-cell table:formula="of:=(RAND()*2-1)*[.$G$7]" office:value-type="float" office:value="-0.476685761474073">
            <text:p>-0.48</text:p>
          </table:table-cell>
          <table:table-cell table:formula="of:=[.$G$4]*[.F27]+[.$G$5]*[.G27]+[.$G$6]*[.H27]+[.I27]" office:value-type="float" office:value="56.5233142385259">
            <text:p>56.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">
            <text:p>17</text:p>
          </table:table-cell>
          <table:table-cell table:formula="of:=[.G28]^0" office:value-type="float" office:value="1">
            <text:p>1.00</text:p>
          </table:table-cell>
          <table:table-cell office:value-type="float" office:value="4.25">
            <text:p>4.25</text:p>
          </table:table-cell>
          <table:table-cell table:formula="of:=[.G28]*[.G28]" office:value-type="float" office:value="18.0625">
            <text:p>18.06</text:p>
          </table:table-cell>
          <table:table-cell table:formula="of:=(RAND()*2-1)*[.$G$7]" office:value-type="float" office:value="0.109634909313172">
            <text:p>0.11</text:p>
          </table:table-cell>
          <table:table-cell table:formula="of:=[.$G$4]*[.F28]+[.$G$5]*[.G28]+[.$G$6]*[.H28]+[.I28]" office:value-type="float" office:value="63.7971349093132">
            <text:p>63.8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">
            <text:p>18</text:p>
          </table:table-cell>
          <table:table-cell table:formula="of:=[.G29]^0" office:value-type="float" office:value="1">
            <text:p>1.00</text:p>
          </table:table-cell>
          <table:table-cell office:value-type="float" office:value="4.5">
            <text:p>4.50</text:p>
          </table:table-cell>
          <table:table-cell table:formula="of:=[.G29]*[.G29]" office:value-type="float" office:value="20.25">
            <text:p>20.25</text:p>
          </table:table-cell>
          <table:table-cell table:formula="of:=(RAND()*2-1)*[.$G$7]" office:value-type="float" office:value="0.171526466496289">
            <text:p>0.17</text:p>
          </table:table-cell>
          <table:table-cell table:formula="of:=[.$G$4]*[.F29]+[.$G$5]*[.G29]+[.$G$6]*[.H29]+[.I29]" office:value-type="float" office:value="70.9215264664963">
            <text:p>70.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">
            <text:p>19</text:p>
          </table:table-cell>
          <table:table-cell table:formula="of:=[.G30]^0" office:value-type="float" office:value="1">
            <text:p>1.00</text:p>
          </table:table-cell>
          <table:table-cell office:value-type="float" office:value="4.75">
            <text:p>4.75</text:p>
          </table:table-cell>
          <table:table-cell table:formula="of:=[.G30]*[.G30]" office:value-type="float" office:value="22.5625">
            <text:p>22.56</text:p>
          </table:table-cell>
          <table:table-cell table:formula="of:=(RAND()*2-1)*[.$G$7]" office:value-type="float" office:value="0.255651289131492">
            <text:p>0.26</text:p>
          </table:table-cell>
          <table:table-cell table:formula="of:=[.$G$4]*[.F30]+[.$G$5]*[.G30]+[.$G$6]*[.H30]+[.I30]" office:value-type="float" office:value="78.4431512891315">
            <text:p>78.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">
            <text:p>20</text:p>
          </table:table-cell>
          <table:table-cell table:formula="of:=[.G31]^0" office:value-type="float" office:value="1">
            <text:p>1.00</text:p>
          </table:table-cell>
          <table:table-cell office:value-type="float" office:value="5">
            <text:p>5.00</text:p>
          </table:table-cell>
          <table:table-cell table:formula="of:=[.G31]*[.G31]" office:value-type="float" office:value="25">
            <text:p>25.00</text:p>
          </table:table-cell>
          <table:table-cell table:formula="of:=(RAND()*2-1)*[.$G$7]" office:value-type="float" office:value="0.863207379821688">
            <text:p>0.86</text:p>
          </table:table-cell>
          <table:table-cell table:formula="of:=[.$G$4]*[.F31]+[.$G$5]*[.G31]+[.$G$6]*[.H31]+[.I31]" office:value-type="float" office:value="86.8632073798217">
            <text:p>86.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">
            <text:p>21</text:p>
          </table:table-cell>
          <table:table-cell table:formula="of:=[.G32]^0" office:value-type="float" office:value="1">
            <text:p>1.00</text:p>
          </table:table-cell>
          <table:table-cell office:value-type="float" office:value="6">
            <text:p>6.00</text:p>
          </table:table-cell>
          <table:table-cell table:formula="of:=[.G32]*[.G32]" office:value-type="float" office:value="36">
            <text:p>36.00</text:p>
          </table:table-cell>
          <table:table-cell table:formula="of:=(RAND()*2-1)*[.$G$7]" office:value-type="float" office:value="0.994768598116934">
            <text:p>0.99</text:p>
          </table:table-cell>
          <table:table-cell table:formula="of:=[.$G$4]*[.F32]+[.$G$5]*[.G32]+[.$G$6]*[.H32]+[.I32]" office:value-type="float" office:value="121.994768598117">
            <text:p>121.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">
            <text:p>22</text:p>
          </table:table-cell>
          <table:table-cell table:formula="of:=[.G33]^0" office:value-type="float" office:value="1">
            <text:p>1.00</text:p>
          </table:table-cell>
          <table:table-cell office:value-type="float" office:value="7">
            <text:p>7.00</text:p>
          </table:table-cell>
          <table:table-cell table:formula="of:=[.G33]*[.G33]" office:value-type="float" office:value="49">
            <text:p>49.00</text:p>
          </table:table-cell>
          <table:table-cell table:formula="of:=(RAND()*2-1)*[.$G$7]" office:value-type="float" office:value="-0.36364988097921">
            <text:p>-0.36</text:p>
          </table:table-cell>
          <table:table-cell table:formula="of:=[.$G$4]*[.F33]+[.$G$5]*[.G33]+[.$G$6]*[.H33]+[.I33]" office:value-type="float" office:value="161.636350119021">
            <text:p>161.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3">
            <text:p>23</text:p>
          </table:table-cell>
          <table:table-cell table:formula="of:=[.G34]^0" office:value-type="float" office:value="1">
            <text:p>1.00</text:p>
          </table:table-cell>
          <table:table-cell office:value-type="float" office:value="8">
            <text:p>8.00</text:p>
          </table:table-cell>
          <table:table-cell table:formula="of:=[.G34]*[.G34]" office:value-type="float" office:value="64">
            <text:p>64.00</text:p>
          </table:table-cell>
          <table:table-cell table:formula="of:=(RAND()*2-1)*[.$G$7]" office:value-type="float" office:value="0.922514652367681">
            <text:p>0.92</text:p>
          </table:table-cell>
          <table:table-cell table:formula="of:=[.$G$4]*[.F34]+[.$G$5]*[.G34]+[.$G$6]*[.H34]+[.I34]" office:value-type="float" office:value="209.922514652368">
            <text:p>209.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4">
            <text:p>24</text:p>
          </table:table-cell>
          <table:table-cell table:formula="of:=[.G35]^0" office:value-type="float" office:value="1">
            <text:p>1.00</text:p>
          </table:table-cell>
          <table:table-cell office:value-type="float" office:value="9">
            <text:p>9.00</text:p>
          </table:table-cell>
          <table:table-cell table:formula="of:=[.G35]*[.G35]" office:value-type="float" office:value="81">
            <text:p>81.00</text:p>
          </table:table-cell>
          <table:table-cell table:formula="of:=(RAND()*2-1)*[.$G$7]" office:value-type="float" office:value="-0.969573146663606">
            <text:p>-0.97</text:p>
          </table:table-cell>
          <table:table-cell table:formula="of:=[.$G$4]*[.F35]+[.$G$5]*[.G35]+[.$G$6]*[.H35]+[.I35]" office:value-type="float" office:value="261.030426853336">
            <text:p>261.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25">
            <text:p>25</text:p>
          </table:table-cell>
          <table:table-cell table:formula="of:=[.G36]^0" office:value-type="float" office:value="1">
            <text:p>1.00</text:p>
          </table:table-cell>
          <table:table-cell office:value-type="float" office:value="10">
            <text:p>10.00</text:p>
          </table:table-cell>
          <table:table-cell table:formula="of:=[.G36]*[.G36]" office:value-type="float" office:value="100">
            <text:p>100.00</text:p>
          </table:table-cell>
          <table:table-cell table:formula="of:=(RAND()*2-1)*[.$G$7]" office:value-type="float" office:value="0.353347848635167">
            <text:p>0.35</text:p>
          </table:table-cell>
          <table:table-cell table:formula="of:=[.$G$4]*[.F36]+[.$G$5]*[.G36]+[.$G$6]*[.H36]+[.I36]" office:value-type="float" office:value="321.353347848635">
            <text:p>321.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">
            <text:p>26</text:p>
          </table:table-cell>
          <table:table-cell table:formula="of:=[.G37]^0" office:value-type="float" office:value="1">
            <text:p>1.00</text:p>
          </table:table-cell>
          <table:table-cell office:value-type="float" office:value="11">
            <text:p>11.00</text:p>
          </table:table-cell>
          <table:table-cell table:formula="of:=[.G37]*[.G37]" office:value-type="float" office:value="121">
            <text:p>121.00</text:p>
          </table:table-cell>
          <table:table-cell table:formula="of:=(RAND()*2-1)*[.$G$7]" office:value-type="float" office:value="-0.302466586232185">
            <text:p>-0.30</text:p>
          </table:table-cell>
          <table:table-cell table:formula="of:=[.$G$4]*[.F37]+[.$G$5]*[.G37]+[.$G$6]*[.H37]+[.I37]" office:value-type="float" office:value="385.697533413768">
            <text:p>385.7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">
            <text:p>27</text:p>
          </table:table-cell>
          <table:table-cell table:formula="of:=[.G38]^0" office:value-type="float" office:value="1">
            <text:p>1.00</text:p>
          </table:table-cell>
          <table:table-cell office:value-type="float" office:value="12">
            <text:p>12.00</text:p>
          </table:table-cell>
          <table:table-cell table:formula="of:=[.G38]*[.G38]" office:value-type="float" office:value="144">
            <text:p>144.00</text:p>
          </table:table-cell>
          <table:table-cell table:formula="of:=(RAND()*2-1)*[.$G$7]" office:value-type="float" office:value="0.727527991402894">
            <text:p>0.73</text:p>
          </table:table-cell>
          <table:table-cell table:formula="of:=[.$G$4]*[.F38]+[.$G$5]*[.G38]+[.$G$6]*[.H38]+[.I38]" office:value-type="float" office:value="457.727527991403">
            <text:p>457.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">
            <text:p>28</text:p>
          </table:table-cell>
          <table:table-cell table:formula="of:=[.G39]^0" office:value-type="float" office:value="1">
            <text:p>1.00</text:p>
          </table:table-cell>
          <table:table-cell office:value-type="float" office:value="13">
            <text:p>13.00</text:p>
          </table:table-cell>
          <table:table-cell table:formula="of:=[.G39]*[.G39]" office:value-type="float" office:value="169">
            <text:p>169.00</text:p>
          </table:table-cell>
          <table:table-cell table:formula="of:=(RAND()*2-1)*[.$G$7]" office:value-type="float" office:value="0.995183525141329">
            <text:p>1.00</text:p>
          </table:table-cell>
          <table:table-cell table:formula="of:=[.$G$4]*[.F39]+[.$G$5]*[.G39]+[.$G$6]*[.H39]+[.I39]" office:value-type="float" office:value="534.995183525141">
            <text:p>535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9">
            <text:p>29</text:p>
          </table:table-cell>
          <table:table-cell table:formula="of:=[.G40]^0" office:value-type="float" office:value="1">
            <text:p>1.00</text:p>
          </table:table-cell>
          <table:table-cell office:value-type="float" office:value="14">
            <text:p>14.00</text:p>
          </table:table-cell>
          <table:table-cell table:formula="of:=[.G40]*[.G40]" office:value-type="float" office:value="196">
            <text:p>196.00</text:p>
          </table:table-cell>
          <table:table-cell table:formula="of:=(RAND()*2-1)*[.$G$7]" office:value-type="float" office:value="-0.947452107444406">
            <text:p>-0.95</text:p>
          </table:table-cell>
          <table:table-cell table:formula="of:=[.$G$4]*[.F40]+[.$G$5]*[.G40]+[.$G$6]*[.H40]+[.I40]" office:value-type="float" office:value="616.052547892556">
            <text:p>616.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">
            <text:p>30</text:p>
          </table:table-cell>
          <table:table-cell table:formula="of:=[.G41]^0" office:value-type="float" office:value="1">
            <text:p>1.00</text:p>
          </table:table-cell>
          <table:table-cell office:value-type="float" office:value="15">
            <text:p>15.00</text:p>
          </table:table-cell>
          <table:table-cell table:formula="of:=[.G41]*[.G41]" office:value-type="float" office:value="225">
            <text:p>225.00</text:p>
          </table:table-cell>
          <table:table-cell table:formula="of:=(RAND()*2-1)*[.$G$7]" office:value-type="float" office:value="-0.913512093946338">
            <text:p>-0.91</text:p>
          </table:table-cell>
          <table:table-cell table:formula="of:=[.$G$4]*[.F41]+[.$G$5]*[.G41]+[.$G$6]*[.H41]+[.I41]" office:value-type="float" office:value="705.086487906054">
            <text:p>705.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31">
            <text:p>31</text:p>
          </table:table-cell>
          <table:table-cell table:formula="of:=[.G42]^0" office:value-type="float" office:value="1">
            <text:p>1.00</text:p>
          </table:table-cell>
          <table:table-cell office:value-type="float" office:value="16">
            <text:p>16.00</text:p>
          </table:table-cell>
          <table:table-cell table:formula="of:=[.G42]*[.G42]" office:value-type="float" office:value="256">
            <text:p>256.00</text:p>
          </table:table-cell>
          <table:table-cell table:formula="of:=(RAND()*2-1)*[.$G$7]" office:value-type="float" office:value="-0.486844541039318">
            <text:p>-0.49</text:p>
          </table:table-cell>
          <table:table-cell table:formula="of:=[.$G$4]*[.F42]+[.$G$5]*[.G42]+[.$G$6]*[.H42]+[.I42]" office:value-type="float" office:value="800.513155458961">
            <text:p>800.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">
            <text:p>32</text:p>
          </table:table-cell>
          <table:table-cell table:formula="of:=[.G43]^0" office:value-type="float" office:value="1">
            <text:p>1.00</text:p>
          </table:table-cell>
          <table:table-cell office:value-type="float" office:value="17">
            <text:p>17.00</text:p>
          </table:table-cell>
          <table:table-cell table:formula="of:=[.G43]*[.G43]" office:value-type="float" office:value="289">
            <text:p>289.00</text:p>
          </table:table-cell>
          <table:table-cell table:formula="of:=(RAND()*2-1)*[.$G$7]" office:value-type="float" office:value="0.484059988986701">
            <text:p>0.48</text:p>
          </table:table-cell>
          <table:table-cell table:formula="of:=[.$G$4]*[.F43]+[.$G$5]*[.G43]+[.$G$6]*[.H43]+[.I43]" office:value-type="float" office:value="902.484059988987">
            <text:p>902.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">
            <text:p>33</text:p>
          </table:table-cell>
          <table:table-cell table:formula="of:=[.G44]^0" office:value-type="float" office:value="1">
            <text:p>1.00</text:p>
          </table:table-cell>
          <table:table-cell office:value-type="float" office:value="18">
            <text:p>18.00</text:p>
          </table:table-cell>
          <table:table-cell table:formula="of:=[.G44]*[.G44]" office:value-type="float" office:value="324">
            <text:p>324.00</text:p>
          </table:table-cell>
          <table:table-cell table:formula="of:=(RAND()*2-1)*[.$G$7]" office:value-type="float" office:value="-0.755116059910506">
            <text:p>-0.76</text:p>
          </table:table-cell>
          <table:table-cell table:formula="of:=[.$G$4]*[.F44]+[.$G$5]*[.G44]+[.$G$6]*[.H44]+[.I44]" office:value-type="float" office:value="1008.24488394009">
            <text:p>1008.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">
            <text:p>34</text:p>
          </table:table-cell>
          <table:table-cell table:formula="of:=[.G45]^0" office:value-type="float" office:value="1">
            <text:p>1.00</text:p>
          </table:table-cell>
          <table:table-cell office:value-type="float" office:value="19">
            <text:p>19.00</text:p>
          </table:table-cell>
          <table:table-cell table:formula="of:=[.G45]*[.G45]" office:value-type="float" office:value="361">
            <text:p>361.00</text:p>
          </table:table-cell>
          <table:table-cell table:formula="of:=(RAND()*2-1)*[.$G$7]" office:value-type="float" office:value="-0.643252080306411">
            <text:p>-0.64</text:p>
          </table:table-cell>
          <table:table-cell table:formula="of:=[.$G$4]*[.F45]+[.$G$5]*[.G45]+[.$G$6]*[.H45]+[.I45]" office:value-type="float" office:value="1121.35674791969">
            <text:p>1121.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35">
            <text:p>35</text:p>
          </table:table-cell>
          <table:table-cell table:formula="of:=[.G46]^0" office:value-type="float" office:value="1">
            <text:p>1.00</text:p>
          </table:table-cell>
          <table:table-cell office:value-type="float" office:value="20">
            <text:p>20.00</text:p>
          </table:table-cell>
          <table:table-cell table:formula="of:=[.G46]*[.G46]" office:value-type="float" office:value="400">
            <text:p>400.00</text:p>
          </table:table-cell>
          <table:table-cell table:formula="of:=(RAND()*2-1)*[.$G$7]" office:value-type="float" office:value="0.33633988769725">
            <text:p>0.34</text:p>
          </table:table-cell>
          <table:table-cell table:formula="of:=[.$G$4]*[.F46]+[.$G$5]*[.G46]+[.$G$6]*[.H46]+[.I46]" office:value-type="float" office:value="1241.3363398877">
            <text:p>1241.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6">
            <text:p>36</text:p>
          </table:table-cell>
          <table:table-cell table:formula="of:=[.G47]^0" office:value-type="float" office:value="1">
            <text:p>1.00</text:p>
          </table:table-cell>
          <table:table-cell office:value-type="float" office:value="21">
            <text:p>21.00</text:p>
          </table:table-cell>
          <table:table-cell table:formula="of:=[.G47]*[.G47]" office:value-type="float" office:value="441">
            <text:p>441.00</text:p>
          </table:table-cell>
          <table:table-cell table:formula="of:=(RAND()*2-1)*[.$G$7]" office:value-type="float" office:value="0.464735487941653">
            <text:p>0.46</text:p>
          </table:table-cell>
          <table:table-cell table:formula="of:=[.$G$4]*[.F47]+[.$G$5]*[.G47]+[.$G$6]*[.H47]+[.I47]" office:value-type="float" office:value="1366.46473548794">
            <text:p>1366.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37">
            <text:p>37</text:p>
          </table:table-cell>
          <table:table-cell table:formula="of:=[.G48]^0" office:value-type="float" office:value="1">
            <text:p>1.00</text:p>
          </table:table-cell>
          <table:table-cell office:value-type="float" office:value="22">
            <text:p>22.00</text:p>
          </table:table-cell>
          <table:table-cell table:formula="of:=[.G48]*[.G48]" office:value-type="float" office:value="484">
            <text:p>484.00</text:p>
          </table:table-cell>
          <table:table-cell table:formula="of:=(RAND()*2-1)*[.$G$7]" office:value-type="float" office:value="-0.787271440029144">
            <text:p>-0.79</text:p>
          </table:table-cell>
          <table:table-cell table:formula="of:=[.$G$4]*[.F48]+[.$G$5]*[.G48]+[.$G$6]*[.H48]+[.I48]" office:value-type="float" office:value="1496.21272855997">
            <text:p>1496.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38">
            <text:p>38</text:p>
          </table:table-cell>
          <table:table-cell table:formula="of:=[.G49]^0" office:value-type="float" office:value="1">
            <text:p>1.00</text:p>
          </table:table-cell>
          <table:table-cell office:value-type="float" office:value="23">
            <text:p>23.00</text:p>
          </table:table-cell>
          <table:table-cell table:formula="of:=[.G49]*[.G49]" office:value-type="float" office:value="529">
            <text:p>529.00</text:p>
          </table:table-cell>
          <table:table-cell table:formula="of:=(RAND()*2-1)*[.$G$7]" office:value-type="float" office:value="-0.558059144299477">
            <text:p>-0.56</text:p>
          </table:table-cell>
          <table:table-cell table:formula="of:=[.$G$4]*[.F49]+[.$G$5]*[.G49]+[.$G$6]*[.H49]+[.I49]" office:value-type="float" office:value="1633.4419408557">
            <text:p>1633.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9">
            <text:p>39</text:p>
          </table:table-cell>
          <table:table-cell table:formula="of:=[.G50]^0" office:value-type="float" office:value="1">
            <text:p>1.00</text:p>
          </table:table-cell>
          <table:table-cell office:value-type="float" office:value="24">
            <text:p>24.00</text:p>
          </table:table-cell>
          <table:table-cell table:formula="of:=[.G50]*[.G50]" office:value-type="float" office:value="576">
            <text:p>576.00</text:p>
          </table:table-cell>
          <table:table-cell table:formula="of:=(RAND()*2-1)*[.$G$7]" office:value-type="float" office:value="0.256668860092759">
            <text:p>0.26</text:p>
          </table:table-cell>
          <table:table-cell table:formula="of:=[.$G$4]*[.F50]+[.$G$5]*[.G50]+[.$G$6]*[.H50]+[.I50]" office:value-type="float" office:value="1777.25666886009">
            <text:p>1777.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40">
            <text:p>40</text:p>
          </table:table-cell>
          <table:table-cell table:formula="of:=[.G51]^0" office:value-type="float" office:value="1">
            <text:p>1.00</text:p>
          </table:table-cell>
          <table:table-cell office:value-type="float" office:value="25">
            <text:p>25.00</text:p>
          </table:table-cell>
          <table:table-cell table:formula="of:=[.G51]*[.G51]" office:value-type="float" office:value="625">
            <text:p>625.00</text:p>
          </table:table-cell>
          <table:table-cell table:formula="of:=(RAND()*2-1)*[.$G$7]" office:value-type="float" office:value="-0.738142756745219">
            <text:p>-0.74</text:p>
          </table:table-cell>
          <table:table-cell table:formula="of:=[.$G$4]*[.F51]+[.$G$5]*[.G51]+[.$G$6]*[.H51]+[.I51]" office:value-type="float" office:value="1925.26185724325">
            <text:p>1925.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">
            <text:p>41</text:p>
          </table:table-cell>
          <table:table-cell table:formula="of:=[.G52]^0" office:value-type="float" office:value="1">
            <text:p>1.00</text:p>
          </table:table-cell>
          <table:table-cell office:value-type="float" office:value="26">
            <text:p>26.00</text:p>
          </table:table-cell>
          <table:table-cell table:formula="of:=[.G52]*[.G52]" office:value-type="float" office:value="676">
            <text:p>676.00</text:p>
          </table:table-cell>
          <table:table-cell table:formula="of:=(RAND()*2-1)*[.$G$7]" office:value-type="float" office:value="0.833959190174937">
            <text:p>0.83</text:p>
          </table:table-cell>
          <table:table-cell table:formula="of:=[.$G$4]*[.F52]+[.$G$5]*[.G52]+[.$G$6]*[.H52]+[.I52]" office:value-type="float" office:value="2081.83395919017">
            <text:p>2081.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2">
            <text:p>42</text:p>
          </table:table-cell>
          <table:table-cell table:formula="of:=[.G53]^0" office:value-type="float" office:value="1">
            <text:p>1.00</text:p>
          </table:table-cell>
          <table:table-cell office:value-type="float" office:value="27">
            <text:p>27.00</text:p>
          </table:table-cell>
          <table:table-cell table:formula="of:=[.G53]*[.G53]" office:value-type="float" office:value="729">
            <text:p>729.00</text:p>
          </table:table-cell>
          <table:table-cell table:formula="of:=(RAND()*2-1)*[.$G$7]" office:value-type="float" office:value="-0.263541239779443">
            <text:p>-0.26</text:p>
          </table:table-cell>
          <table:table-cell table:formula="of:=[.$G$4]*[.F53]+[.$G$5]*[.G53]+[.$G$6]*[.H53]+[.I53]" office:value-type="float" office:value="2241.73645876022">
            <text:p>2241.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3">
            <text:p>43</text:p>
          </table:table-cell>
          <table:table-cell table:formula="of:=[.G54]^0" office:value-type="float" office:value="1">
            <text:p>1.00</text:p>
          </table:table-cell>
          <table:table-cell office:value-type="float" office:value="28">
            <text:p>28.00</text:p>
          </table:table-cell>
          <table:table-cell table:formula="of:=[.G54]*[.G54]" office:value-type="float" office:value="784">
            <text:p>784.00</text:p>
          </table:table-cell>
          <table:table-cell table:formula="of:=(RAND()*2-1)*[.$G$7]" office:value-type="float" office:value="0.141044981312007">
            <text:p>0.14</text:p>
          </table:table-cell>
          <table:table-cell table:formula="of:=[.$G$4]*[.F54]+[.$G$5]*[.G54]+[.$G$6]*[.H54]+[.I54]" office:value-type="float" office:value="2409.14104498131">
            <text:p>2409.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">
            <text:p>44</text:p>
          </table:table-cell>
          <table:table-cell table:formula="of:=[.G55]^0" office:value-type="float" office:value="1">
            <text:p>1.00</text:p>
          </table:table-cell>
          <table:table-cell office:value-type="float" office:value="29">
            <text:p>29.00</text:p>
          </table:table-cell>
          <table:table-cell table:formula="of:=[.G55]*[.G55]" office:value-type="float" office:value="841">
            <text:p>841.00</text:p>
          </table:table-cell>
          <table:table-cell table:formula="of:=(RAND()*2-1)*[.$G$7]" office:value-type="float" office:value="-0.0125982156023383">
            <text:p>-0.01</text:p>
          </table:table-cell>
          <table:table-cell table:formula="of:=[.$G$4]*[.F55]+[.$G$5]*[.G55]+[.$G$6]*[.H55]+[.I55]" office:value-type="float" office:value="2581.9874017844">
            <text:p>2581.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45">
            <text:p>45</text:p>
          </table:table-cell>
          <table:table-cell table:formula="of:=[.G56]^0" office:value-type="float" office:value="1">
            <text:p>1.00</text:p>
          </table:table-cell>
          <table:table-cell office:value-type="float" office:value="30">
            <text:p>30.00</text:p>
          </table:table-cell>
          <table:table-cell table:formula="of:=[.G56]*[.G56]" office:value-type="float" office:value="900">
            <text:p>900.00</text:p>
          </table:table-cell>
          <table:table-cell table:formula="of:=(RAND()*2-1)*[.$G$7]" office:value-type="float" office:value="-0.503213189542294">
            <text:p>-0.50</text:p>
          </table:table-cell>
          <table:table-cell table:formula="of:=[.$G$4]*[.F56]+[.$G$5]*[.G56]+[.$G$6]*[.H56]+[.I56]" office:value-type="float" office:value="2760.49678681046">
            <text:p>2760.5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">
            <text:p>46</text:p>
          </table:table-cell>
          <table:table-cell table:formula="of:=[.G57]^0" office:value-type="float" office:value="1">
            <text:p>1.00</text:p>
          </table:table-cell>
          <table:table-cell office:value-type="float" office:value="31">
            <text:p>31.00</text:p>
          </table:table-cell>
          <table:table-cell table:formula="of:=[.G57]*[.G57]" office:value-type="float" office:value="961">
            <text:p>961.00</text:p>
          </table:table-cell>
          <table:table-cell table:formula="of:=(RAND()*2-1)*[.$G$7]" office:value-type="float" office:value="-0.469772968906909">
            <text:p>-0.47</text:p>
          </table:table-cell>
          <table:table-cell table:formula="of:=[.$G$4]*[.F57]+[.$G$5]*[.G57]+[.$G$6]*[.H57]+[.I57]" office:value-type="float" office:value="2945.53022703109">
            <text:p>2945.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">
            <text:p>47</text:p>
          </table:table-cell>
          <table:table-cell table:formula="of:=[.G58]^0" office:value-type="float" office:value="1">
            <text:p>1.00</text:p>
          </table:table-cell>
          <table:table-cell office:value-type="float" office:value="32">
            <text:p>32.00</text:p>
          </table:table-cell>
          <table:table-cell table:formula="of:=[.G58]*[.G58]" office:value-type="float" office:value="1024">
            <text:p>1024.00</text:p>
          </table:table-cell>
          <table:table-cell table:formula="of:=(RAND()*2-1)*[.$G$7]" office:value-type="float" office:value="-0.251285092905164">
            <text:p>-0.25</text:p>
          </table:table-cell>
          <table:table-cell table:formula="of:=[.$G$4]*[.F58]+[.$G$5]*[.G58]+[.$G$6]*[.H58]+[.I58]" office:value-type="float" office:value="3136.74871490709">
            <text:p>3136.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8">
            <text:p>48</text:p>
          </table:table-cell>
          <table:table-cell table:formula="of:=[.G59]^0" office:value-type="float" office:value="1">
            <text:p>1.00</text:p>
          </table:table-cell>
          <table:table-cell office:value-type="float" office:value="33">
            <text:p>33.00</text:p>
          </table:table-cell>
          <table:table-cell table:formula="of:=[.G59]*[.G59]" office:value-type="float" office:value="1089">
            <text:p>1089.00</text:p>
          </table:table-cell>
          <table:table-cell table:formula="of:=(RAND()*2-1)*[.$G$7]" office:value-type="float" office:value="-0.99695930397138">
            <text:p>-1.00</text:p>
          </table:table-cell>
          <table:table-cell table:formula="of:=[.$G$4]*[.F59]+[.$G$5]*[.G59]+[.$G$6]*[.H59]+[.I59]" office:value-type="float" office:value="3333.00304069603">
            <text:p>3333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">
            <text:p>49</text:p>
          </table:table-cell>
          <table:table-cell table:formula="of:=[.G60]^0" office:value-type="float" office:value="1">
            <text:p>1.00</text:p>
          </table:table-cell>
          <table:table-cell office:value-type="float" office:value="34">
            <text:p>34.00</text:p>
          </table:table-cell>
          <table:table-cell table:formula="of:=[.G60]*[.G60]" office:value-type="float" office:value="1156">
            <text:p>1156.00</text:p>
          </table:table-cell>
          <table:table-cell table:formula="of:=(RAND()*2-1)*[.$G$7]" office:value-type="float" office:value="-0.071210871450603">
            <text:p>-0.07</text:p>
          </table:table-cell>
          <table:table-cell table:formula="of:=[.$G$4]*[.F60]+[.$G$5]*[.G60]+[.$G$6]*[.H60]+[.I60]" office:value-type="float" office:value="3536.92878912855">
            <text:p>3536.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50">
            <text:p>50</text:p>
          </table:table-cell>
          <table:table-cell table:formula="of:=[.G61]^0" office:value-type="float" office:value="1">
            <text:p>1.00</text:p>
          </table:table-cell>
          <table:table-cell office:value-type="float" office:value="35">
            <text:p>35.00</text:p>
          </table:table-cell>
          <table:table-cell table:formula="of:=[.G61]*[.G61]" office:value-type="float" office:value="1225">
            <text:p>1225.00</text:p>
          </table:table-cell>
          <table:table-cell table:formula="of:=(RAND()*2-1)*[.$G$7]" office:value-type="float" office:value="-0.245927750598639">
            <text:p>-0.25</text:p>
          </table:table-cell>
          <table:table-cell table:formula="of:=[.$G$4]*[.F61]+[.$G$5]*[.G61]+[.$G$6]*[.H61]+[.I61]" office:value-type="float" office:value="3745.7540722494">
            <text:p>3745.75</text:p>
          </table:table-cell>
          <table:table-cell/>
        </table:table-row>
        <table:table-row table:style-name="ro1" table:number-rows-repeated="104851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NLogN" table:style-name="ta1" table:print="false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7" table:default-cell-style-name="ce3"/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ce4" office:value-type="string">
            <text:p>f(r) = C0*R0+C1*Log(R1)+C2*R1*Log(R1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float" office:value="1">
            <text:p>1.00</text:p>
          </table:table-cell>
          <table:table-cell office:value-type="string">
            <text:p><text:s/>= C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">
            <text:p>2.00</text:p>
          </table:table-cell>
          <table:table-cell office:value-type="string">
            <text:p><text:s/>= C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/>
          <table:table-cell/>
          <table:table-cell office:value-type="float" office:value="3">
            <text:p>3.00</text:p>
          </table:table-cell>
          <table:table-cell office:value-type="string">
            <text:p><text:s/>= C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>
            <text:p>1.00</text:p>
          </table:table-cell>
          <table:table-cell table:style-name="ce4" office:value-type="string">
            <text:p><text:s/>= Noise Magnitude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  <table:table-cell table:style-name="ce4" table:number-columns-repeated="2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>
            <text:p>r0</text:p>
          </table:table-cell>
          <table:table-cell office:value-type="string">
            <text:p>r1</text:p>
          </table:table-cell>
          <table:table-cell office:value-type="string">
            <text:p>Log(R1)</text:p>
          </table:table-cell>
          <table:table-cell office:value-type="string">
            <text:p>R1*Log(R1)</text:p>
          </table:table-cell>
          <table:table-cell/>
          <table:table-cell office:value-type="string">
            <text:p>f 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N</text:p>
          </table:table-cell>
          <table:table-cell office:value-type="string">
            <text:p>N^0</text:p>
          </table:table-cell>
          <table:table-cell office:value-type="string">
            <text:p>N</text:p>
          </table:table-cell>
          <table:table-cell office:value-type="string">
            <text:p>log(N)</text:p>
          </table:table-cell>
          <table:table-cell office:value-type="string">
            <text:p>Nlog(N)</text:p>
          </table:table-cell>
          <table:table-cell office:value-type="string">
            <text:p>Noise</text:p>
          </table:table-cell>
          <table:table-cell office:value-type="string">
            <text:p>Function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G12]^0" office:value-type="float" office:value="1">
            <text:p>1.00</text:p>
          </table:table-cell>
          <table:table-cell office:value-type="float" office:value="0.25">
            <text:p>0.25</text:p>
          </table:table-cell>
          <table:table-cell table:formula="of:=LOG([.G12])" office:value-type="float" office:value="-0.602059991327962">
            <text:p>-0.60</text:p>
          </table:table-cell>
          <table:table-cell table:formula="of:=[.G12]*[.H12]" office:value-type="float" office:value="-0.150514997831991">
            <text:p>-0.15</text:p>
          </table:table-cell>
          <table:table-cell table:formula="of:=(RAND()*2-1)*[.$G$7]" office:value-type="float" office:value="-0.175235218368471">
            <text:p>-0.18</text:p>
          </table:table-cell>
          <table:table-cell table:formula="of:=[.$G$4]*[.F12]+[.$G$5]*[.H12]+[.$G$6]*[.I12]+[.J12]" office:value-type="float" office:value="-0.830900194520367">
            <text:p>-0.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formula="of:=[.G13]^0" office:value-type="float" office:value="1">
            <text:p>1.00</text:p>
          </table:table-cell>
          <table:table-cell office:value-type="float" office:value="0.5">
            <text:p>0.50</text:p>
          </table:table-cell>
          <table:table-cell table:formula="of:=LOG([.G13])" office:value-type="float" office:value="-0.301029995663981">
            <text:p>-0.30</text:p>
          </table:table-cell>
          <table:table-cell table:formula="of:=[.G13]*[.H13]" office:value-type="float" office:value="-0.150514997831991">
            <text:p>-0.15</text:p>
          </table:table-cell>
          <table:table-cell table:formula="of:=(RAND()*2-1)*[.$G$7]" office:value-type="float" office:value="0.745673794299364">
            <text:p>0.75</text:p>
          </table:table-cell>
          <table:table-cell table:formula="of:=[.$G$4]*[.F13]+[.$G$5]*[.H13]+[.$G$6]*[.I13]+[.J13]" office:value-type="float" office:value="0.69206880947543">
            <text:p>0.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table:formula="of:=[.G14]^0" office:value-type="float" office:value="1">
            <text:p>1.00</text:p>
          </table:table-cell>
          <table:table-cell office:value-type="float" office:value="0.75">
            <text:p>0.75</text:p>
          </table:table-cell>
          <table:table-cell table:formula="of:=LOG([.G14])" office:value-type="float" office:value="-0.1249387366083">
            <text:p>-0.12</text:p>
          </table:table-cell>
          <table:table-cell table:formula="of:=[.G14]*[.H14]" office:value-type="float" office:value="-0.0937040524562249">
            <text:p>-0.09</text:p>
          </table:table-cell>
          <table:table-cell table:formula="of:=(RAND()*2-1)*[.$G$7]" office:value-type="float" office:value="-0.91821625456214">
            <text:p>-0.92</text:p>
          </table:table-cell>
          <table:table-cell table:formula="of:=[.$G$4]*[.F14]+[.$G$5]*[.H14]+[.$G$6]*[.I14]+[.J14]" office:value-type="float" office:value="-0.449205885147414">
            <text:p>-0.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table:formula="of:=[.G15]^0" office:value-type="float" office:value="1">
            <text:p>1.00</text:p>
          </table:table-cell>
          <table:table-cell office:value-type="float" office:value="1">
            <text:p>1.00</text:p>
          </table:table-cell>
          <table:table-cell table:formula="of:=LOG([.G15])" office:value-type="float" office:value="0">
            <text:p>0.00</text:p>
          </table:table-cell>
          <table:table-cell table:formula="of:=[.G15]*[.H15]" office:value-type="float" office:value="0">
            <text:p>0.00</text:p>
          </table:table-cell>
          <table:table-cell table:formula="of:=(RAND()*2-1)*[.$G$7]" office:value-type="float" office:value="0.748855460435152">
            <text:p>0.75</text:p>
          </table:table-cell>
          <table:table-cell table:formula="of:=[.$G$4]*[.F15]+[.$G$5]*[.H15]+[.$G$6]*[.I15]+[.J15]" office:value-type="float" office:value="1.74885546043515">
            <text:p>1.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table:formula="of:=[.G16]^0" office:value-type="float" office:value="1">
            <text:p>1.00</text:p>
          </table:table-cell>
          <table:table-cell office:value-type="float" office:value="1.25">
            <text:p>1.25</text:p>
          </table:table-cell>
          <table:table-cell table:formula="of:=LOG([.G16])" office:value-type="float" office:value="0.0969100130080564">
            <text:p>0.10</text:p>
          </table:table-cell>
          <table:table-cell table:formula="of:=[.G16]*[.H16]" office:value-type="float" office:value="0.121137516260071">
            <text:p>0.12</text:p>
          </table:table-cell>
          <table:table-cell table:formula="of:=(RAND()*2-1)*[.$G$7]" office:value-type="float" office:value="-0.561147709842771">
            <text:p>-0.56</text:p>
          </table:table-cell>
          <table:table-cell table:formula="of:=[.$G$4]*[.F16]+[.$G$5]*[.H16]+[.$G$6]*[.I16]+[.J16]" office:value-type="float" office:value="0.996084864953553">
            <text:p>1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table:formula="of:=[.G17]^0" office:value-type="float" office:value="1">
            <text:p>1.00</text:p>
          </table:table-cell>
          <table:table-cell office:value-type="float" office:value="1.5">
            <text:p>1.50</text:p>
          </table:table-cell>
          <table:table-cell table:formula="of:=LOG([.G17])" office:value-type="float" office:value="0.176091259055681">
            <text:p>0.18</text:p>
          </table:table-cell>
          <table:table-cell table:formula="of:=[.G17]*[.H17]" office:value-type="float" office:value="0.264136888583522">
            <text:p>0.26</text:p>
          </table:table-cell>
          <table:table-cell table:formula="of:=(RAND()*2-1)*[.$G$7]" office:value-type="float" office:value="0.72066307021305">
            <text:p>0.72</text:p>
          </table:table-cell>
          <table:table-cell table:formula="of:=[.$G$4]*[.F17]+[.$G$5]*[.H17]+[.$G$6]*[.I17]+[.J17]" office:value-type="float" office:value="2.86525625407498">
            <text:p>2.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table:formula="of:=[.G18]^0" office:value-type="float" office:value="1">
            <text:p>1.00</text:p>
          </table:table-cell>
          <table:table-cell office:value-type="float" office:value="1.75">
            <text:p>1.75</text:p>
          </table:table-cell>
          <table:table-cell table:formula="of:=LOG([.G18])" office:value-type="float" office:value="0.243038048686294">
            <text:p>0.24</text:p>
          </table:table-cell>
          <table:table-cell table:formula="of:=[.G18]*[.H18]" office:value-type="float" office:value="0.425316585201015">
            <text:p>0.43</text:p>
          </table:table-cell>
          <table:table-cell table:formula="of:=(RAND()*2-1)*[.$G$7]" office:value-type="float" office:value="-0.596778166014701">
            <text:p>-0.60</text:p>
          </table:table-cell>
          <table:table-cell table:formula="of:=[.$G$4]*[.F18]+[.$G$5]*[.H18]+[.$G$6]*[.I18]+[.J18]" office:value-type="float" office:value="2.16524768696093">
            <text:p>2.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table:formula="of:=[.G19]^0" office:value-type="float" office:value="1">
            <text:p>1.00</text:p>
          </table:table-cell>
          <table:table-cell office:value-type="float" office:value="2">
            <text:p>2.00</text:p>
          </table:table-cell>
          <table:table-cell table:formula="of:=LOG([.G19])" office:value-type="float" office:value="0.301029995663981">
            <text:p>0.30</text:p>
          </table:table-cell>
          <table:table-cell table:formula="of:=[.G19]*[.H19]" office:value-type="float" office:value="0.602059991327962">
            <text:p>0.60</text:p>
          </table:table-cell>
          <table:table-cell table:formula="of:=(RAND()*2-1)*[.$G$7]" office:value-type="float" office:value="0.313960244879127">
            <text:p>0.31</text:p>
          </table:table-cell>
          <table:table-cell table:formula="of:=[.$G$4]*[.F19]+[.$G$5]*[.H19]+[.$G$6]*[.I19]+[.J19]" office:value-type="float" office:value="3.72220021019098">
            <text:p>3.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formula="of:=[.G20]^0" office:value-type="float" office:value="1">
            <text:p>1.00</text:p>
          </table:table-cell>
          <table:table-cell office:value-type="float" office:value="2.25">
            <text:p>2.25</text:p>
          </table:table-cell>
          <table:table-cell table:formula="of:=LOG([.G20])" office:value-type="float" office:value="0.352182518111362">
            <text:p>0.35</text:p>
          </table:table-cell>
          <table:table-cell table:formula="of:=[.G20]*[.H20]" office:value-type="float" office:value="0.792410665750566">
            <text:p>0.79</text:p>
          </table:table-cell>
          <table:table-cell table:formula="of:=(RAND()*2-1)*[.$G$7]" office:value-type="float" office:value="-0.403773653786629">
            <text:p>-0.40</text:p>
          </table:table-cell>
          <table:table-cell table:formula="of:=[.$G$4]*[.F20]+[.$G$5]*[.H20]+[.$G$6]*[.I20]+[.J20]" office:value-type="float" office:value="3.67782337968779">
            <text:p>3.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table:formula="of:=[.G21]^0" office:value-type="float" office:value="1">
            <text:p>1.00</text:p>
          </table:table-cell>
          <table:table-cell office:value-type="float" office:value="2.5">
            <text:p>2.50</text:p>
          </table:table-cell>
          <table:table-cell table:formula="of:=LOG([.G21])" office:value-type="float" office:value="0.397940008672038">
            <text:p>0.40</text:p>
          </table:table-cell>
          <table:table-cell table:formula="of:=[.G21]*[.H21]" office:value-type="float" office:value="0.994850021680094">
            <text:p>0.99</text:p>
          </table:table-cell>
          <table:table-cell table:formula="of:=(RAND()*2-1)*[.$G$7]" office:value-type="float" office:value="0.316985586192459">
            <text:p>0.32</text:p>
          </table:table-cell>
          <table:table-cell table:formula="of:=[.$G$4]*[.F21]+[.$G$5]*[.H21]+[.$G$6]*[.I21]+[.J21]" office:value-type="float" office:value="5.09741566857682">
            <text:p>5.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  <table:table-cell table:formula="of:=[.G22]^0" office:value-type="float" office:value="1">
            <text:p>1.00</text:p>
          </table:table-cell>
          <table:table-cell office:value-type="float" office:value="2.75">
            <text:p>2.75</text:p>
          </table:table-cell>
          <table:table-cell table:formula="of:=LOG([.G22])" office:value-type="float" office:value="0.439332693830263">
            <text:p>0.44</text:p>
          </table:table-cell>
          <table:table-cell table:formula="of:=[.G22]*[.H22]" office:value-type="float" office:value="1.20816490803322">
            <text:p>1.21</text:p>
          </table:table-cell>
          <table:table-cell table:formula="of:=(RAND()*2-1)*[.$G$7]" office:value-type="float" office:value="0.175651841796935">
            <text:p>0.18</text:p>
          </table:table-cell>
          <table:table-cell table:formula="of:=[.$G$4]*[.F22]+[.$G$5]*[.H22]+[.$G$6]*[.I22]+[.J22]" office:value-type="float" office:value="5.67881195355713">
            <text:p>5.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">
            <text:p>12</text:p>
          </table:table-cell>
          <table:table-cell table:formula="of:=[.G23]^0" office:value-type="float" office:value="1">
            <text:p>1.00</text:p>
          </table:table-cell>
          <table:table-cell office:value-type="float" office:value="3">
            <text:p>3.00</text:p>
          </table:table-cell>
          <table:table-cell table:formula="of:=LOG([.G23])" office:value-type="float" office:value="0.477121254719662">
            <text:p>0.48</text:p>
          </table:table-cell>
          <table:table-cell table:formula="of:=[.G23]*[.H23]" office:value-type="float" office:value="1.43136376415899">
            <text:p>1.43</text:p>
          </table:table-cell>
          <table:table-cell table:formula="of:=(RAND()*2-1)*[.$G$7]" office:value-type="float" office:value="0.843276570551097">
            <text:p>0.84</text:p>
          </table:table-cell>
          <table:table-cell table:formula="of:=[.$G$4]*[.F23]+[.$G$5]*[.H23]+[.$G$6]*[.I23]+[.J23]" office:value-type="float" office:value="7.09161037246738">
            <text:p>7.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">
            <text:p>13</text:p>
          </table:table-cell>
          <table:table-cell table:formula="of:=[.G24]^0" office:value-type="float" office:value="1">
            <text:p>1.00</text:p>
          </table:table-cell>
          <table:table-cell office:value-type="float" office:value="3.25">
            <text:p>3.25</text:p>
          </table:table-cell>
          <table:table-cell table:formula="of:=LOG([.G24])" office:value-type="float" office:value="0.511883360978874">
            <text:p>0.51</text:p>
          </table:table-cell>
          <table:table-cell table:formula="of:=[.G24]*[.H24]" office:value-type="float" office:value="1.66362092318134">
            <text:p>1.66</text:p>
          </table:table-cell>
          <table:table-cell table:formula="of:=(RAND()*2-1)*[.$G$7]" office:value-type="float" office:value="0.0468997461721301">
            <text:p>0.05</text:p>
          </table:table-cell>
          <table:table-cell table:formula="of:=[.$G$4]*[.F24]+[.$G$5]*[.H24]+[.$G$6]*[.I24]+[.J24]" office:value-type="float" office:value="7.0615292376739">
            <text:p>7.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">
            <text:p>14</text:p>
          </table:table-cell>
          <table:table-cell table:formula="of:=[.G25]^0" office:value-type="float" office:value="1">
            <text:p>1.00</text:p>
          </table:table-cell>
          <table:table-cell office:value-type="float" office:value="3.5">
            <text:p>3.50</text:p>
          </table:table-cell>
          <table:table-cell table:formula="of:=LOG([.G25])" office:value-type="float" office:value="0.544068044350276">
            <text:p>0.54</text:p>
          </table:table-cell>
          <table:table-cell table:formula="of:=[.G25]*[.H25]" office:value-type="float" office:value="1.90423815522596">
            <text:p>1.90</text:p>
          </table:table-cell>
          <table:table-cell table:formula="of:=(RAND()*2-1)*[.$G$7]" office:value-type="float" office:value="0.86937699187547">
            <text:p>0.87</text:p>
          </table:table-cell>
          <table:table-cell table:formula="of:=[.$G$4]*[.F25]+[.$G$5]*[.H25]+[.$G$6]*[.I25]+[.J25]" office:value-type="float" office:value="8.67022754625391">
            <text:p>8.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">
            <text:p>15</text:p>
          </table:table-cell>
          <table:table-cell table:formula="of:=[.G26]^0" office:value-type="float" office:value="1">
            <text:p>1.00</text:p>
          </table:table-cell>
          <table:table-cell office:value-type="float" office:value="3.75">
            <text:p>3.75</text:p>
          </table:table-cell>
          <table:table-cell table:formula="of:=LOG([.G26])" office:value-type="float" office:value="0.574031267727719">
            <text:p>0.57</text:p>
          </table:table-cell>
          <table:table-cell table:formula="of:=[.G26]*[.H26]" office:value-type="float" office:value="2.15261725397895">
            <text:p>2.15</text:p>
          </table:table-cell>
          <table:table-cell table:formula="of:=(RAND()*2-1)*[.$G$7]" office:value-type="float" office:value="0.859781130682677">
            <text:p>0.86</text:p>
          </table:table-cell>
          <table:table-cell table:formula="of:=[.$G$4]*[.F26]+[.$G$5]*[.H26]+[.$G$6]*[.I26]+[.J26]" office:value-type="float" office:value="9.46569542807495">
            <text:p>9.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 table:formula="of:=[.G27]^0" office:value-type="float" office:value="1">
            <text:p>1.00</text:p>
          </table:table-cell>
          <table:table-cell office:value-type="float" office:value="4">
            <text:p>4.00</text:p>
          </table:table-cell>
          <table:table-cell table:formula="of:=LOG([.G27])" office:value-type="float" office:value="0.602059991327962">
            <text:p>0.60</text:p>
          </table:table-cell>
          <table:table-cell table:formula="of:=[.G27]*[.H27]" office:value-type="float" office:value="2.40823996531185">
            <text:p>2.41</text:p>
          </table:table-cell>
          <table:table-cell table:formula="of:=(RAND()*2-1)*[.$G$7]" office:value-type="float" office:value="0.556951106991619">
            <text:p>0.56</text:p>
          </table:table-cell>
          <table:table-cell table:formula="of:=[.$G$4]*[.F27]+[.$G$5]*[.H27]+[.$G$6]*[.I27]+[.J27]" office:value-type="float" office:value="9.98579098558309">
            <text:p>9.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">
            <text:p>17</text:p>
          </table:table-cell>
          <table:table-cell table:formula="of:=[.G28]^0" office:value-type="float" office:value="1">
            <text:p>1.00</text:p>
          </table:table-cell>
          <table:table-cell office:value-type="float" office:value="4.25">
            <text:p>4.25</text:p>
          </table:table-cell>
          <table:table-cell table:formula="of:=LOG([.G28])" office:value-type="float" office:value="0.628388930050311">
            <text:p>0.63</text:p>
          </table:table-cell>
          <table:table-cell table:formula="of:=[.G28]*[.H28]" office:value-type="float" office:value="2.67065295271382">
            <text:p>2.67</text:p>
          </table:table-cell>
          <table:table-cell table:formula="of:=(RAND()*2-1)*[.$G$7]" office:value-type="float" office:value="0.0745870494283736">
            <text:p>0.07</text:p>
          </table:table-cell>
          <table:table-cell table:formula="of:=[.$G$4]*[.F28]+[.$G$5]*[.H28]+[.$G$6]*[.I28]+[.J28]" office:value-type="float" office:value="10.3433237676705">
            <text:p>10.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">
            <text:p>18</text:p>
          </table:table-cell>
          <table:table-cell table:formula="of:=[.G29]^0" office:value-type="float" office:value="1">
            <text:p>1.00</text:p>
          </table:table-cell>
          <table:table-cell office:value-type="float" office:value="4.5">
            <text:p>4.50</text:p>
          </table:table-cell>
          <table:table-cell table:formula="of:=LOG([.G29])" office:value-type="float" office:value="0.653212513775344">
            <text:p>0.65</text:p>
          </table:table-cell>
          <table:table-cell table:formula="of:=[.G29]*[.H29]" office:value-type="float" office:value="2.93945631198905">
            <text:p>2.94</text:p>
          </table:table-cell>
          <table:table-cell table:formula="of:=(RAND()*2-1)*[.$G$7]" office:value-type="float" office:value="-0.984654672909528">
            <text:p>-0.98</text:p>
          </table:table-cell>
          <table:table-cell table:formula="of:=[.$G$4]*[.F29]+[.$G$5]*[.H29]+[.$G$6]*[.I29]+[.J29]" office:value-type="float" office:value="10.1401392906083">
            <text:p>10.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">
            <text:p>19</text:p>
          </table:table-cell>
          <table:table-cell table:formula="of:=[.G30]^0" office:value-type="float" office:value="1">
            <text:p>1.00</text:p>
          </table:table-cell>
          <table:table-cell office:value-type="float" office:value="4.75">
            <text:p>4.75</text:p>
          </table:table-cell>
          <table:table-cell table:formula="of:=LOG([.G30])" office:value-type="float" office:value="0.676693609624867">
            <text:p>0.68</text:p>
          </table:table-cell>
          <table:table-cell table:formula="of:=[.G30]*[.H30]" office:value-type="float" office:value="3.21429464571812">
            <text:p>3.21</text:p>
          </table:table-cell>
          <table:table-cell table:formula="of:=(RAND()*2-1)*[.$G$7]" office:value-type="float" office:value="-0.760271850042045">
            <text:p>-0.76</text:p>
          </table:table-cell>
          <table:table-cell table:formula="of:=[.$G$4]*[.F30]+[.$G$5]*[.H30]+[.$G$6]*[.I30]+[.J30]" office:value-type="float" office:value="11.235999306362">
            <text:p>11.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">
            <text:p>20</text:p>
          </table:table-cell>
          <table:table-cell table:formula="of:=[.G31]^0" office:value-type="float" office:value="1">
            <text:p>1.00</text:p>
          </table:table-cell>
          <table:table-cell office:value-type="float" office:value="5">
            <text:p>5.00</text:p>
          </table:table-cell>
          <table:table-cell table:formula="of:=LOG([.G31])" office:value-type="float" office:value="0.698970004336019">
            <text:p>0.70</text:p>
          </table:table-cell>
          <table:table-cell table:formula="of:=[.G31]*[.H31]" office:value-type="float" office:value="3.49485002168009">
            <text:p>3.49</text:p>
          </table:table-cell>
          <table:table-cell table:formula="of:=(RAND()*2-1)*[.$G$7]" office:value-type="float" office:value="-0.0075719840824604">
            <text:p>-0.01</text:p>
          </table:table-cell>
          <table:table-cell table:formula="of:=[.$G$4]*[.F31]+[.$G$5]*[.H31]+[.$G$6]*[.I31]+[.J31]" office:value-type="float" office:value="12.8749180896299">
            <text:p>12.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">
            <text:p>21</text:p>
          </table:table-cell>
          <table:table-cell table:formula="of:=[.G32]^0" office:value-type="float" office:value="1">
            <text:p>1.00</text:p>
          </table:table-cell>
          <table:table-cell office:value-type="float" office:value="6">
            <text:p>6.00</text:p>
          </table:table-cell>
          <table:table-cell table:formula="of:=LOG([.G32])" office:value-type="float" office:value="0.778151250383644">
            <text:p>0.78</text:p>
          </table:table-cell>
          <table:table-cell table:formula="of:=[.G32]*[.H32]" office:value-type="float" office:value="4.66890750230186">
            <text:p>4.67</text:p>
          </table:table-cell>
          <table:table-cell table:formula="of:=(RAND()*2-1)*[.$G$7]" office:value-type="float" office:value="-0.578207850921899">
            <text:p>-0.58</text:p>
          </table:table-cell>
          <table:table-cell table:formula="of:=[.$G$4]*[.F32]+[.$G$5]*[.H32]+[.$G$6]*[.I32]+[.J32]" office:value-type="float" office:value="15.984817156751">
            <text:p>15.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">
            <text:p>22</text:p>
          </table:table-cell>
          <table:table-cell table:formula="of:=[.G33]^0" office:value-type="float" office:value="1">
            <text:p>1.00</text:p>
          </table:table-cell>
          <table:table-cell office:value-type="float" office:value="7">
            <text:p>7.00</text:p>
          </table:table-cell>
          <table:table-cell table:formula="of:=LOG([.G33])" office:value-type="float" office:value="0.845098040014257">
            <text:p>0.85</text:p>
          </table:table-cell>
          <table:table-cell table:formula="of:=[.G33]*[.H33]" office:value-type="float" office:value="5.9156862800998">
            <text:p>5.92</text:p>
          </table:table-cell>
          <table:table-cell table:formula="of:=(RAND()*2-1)*[.$G$7]" office:value-type="float" office:value="0.425396498758346">
            <text:p>0.43</text:p>
          </table:table-cell>
          <table:table-cell table:formula="of:=[.$G$4]*[.F33]+[.$G$5]*[.H33]+[.$G$6]*[.I33]+[.J33]" office:value-type="float" office:value="20.8626514190862">
            <text:p>20.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23">
            <text:p>23</text:p>
          </table:table-cell>
          <table:table-cell table:formula="of:=[.G34]^0" office:value-type="float" office:value="1">
            <text:p>1.00</text:p>
          </table:table-cell>
          <table:table-cell office:value-type="float" office:value="8">
            <text:p>8.00</text:p>
          </table:table-cell>
          <table:table-cell table:formula="of:=LOG([.G34])" office:value-type="float" office:value="0.903089986991943">
            <text:p>0.90</text:p>
          </table:table-cell>
          <table:table-cell table:formula="of:=[.G34]*[.H34]" office:value-type="float" office:value="7.22471989593555">
            <text:p>7.22</text:p>
          </table:table-cell>
          <table:table-cell table:formula="of:=(RAND()*2-1)*[.$G$7]" office:value-type="float" office:value="-0.0908729159273207">
            <text:p>-0.09</text:p>
          </table:table-cell>
          <table:table-cell table:formula="of:=[.$G$4]*[.F34]+[.$G$5]*[.H34]+[.$G$6]*[.I34]+[.J34]" office:value-type="float" office:value="24.3894667458632">
            <text:p>24.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4">
            <text:p>24</text:p>
          </table:table-cell>
          <table:table-cell table:formula="of:=[.G35]^0" office:value-type="float" office:value="1">
            <text:p>1.00</text:p>
          </table:table-cell>
          <table:table-cell office:value-type="float" office:value="9">
            <text:p>9.00</text:p>
          </table:table-cell>
          <table:table-cell table:formula="of:=LOG([.G35])" office:value-type="float" office:value="0.954242509439325">
            <text:p>0.95</text:p>
          </table:table-cell>
          <table:table-cell table:formula="of:=[.G35]*[.H35]" office:value-type="float" office:value="8.58818258495392">
            <text:p>8.59</text:p>
          </table:table-cell>
          <table:table-cell table:formula="of:=(RAND()*2-1)*[.$G$7]" office:value-type="float" office:value="0.466068993322551">
            <text:p>0.47</text:p>
          </table:table-cell>
          <table:table-cell table:formula="of:=[.$G$4]*[.F35]+[.$G$5]*[.H35]+[.$G$6]*[.I35]+[.J35]" office:value-type="float" office:value="29.139101767063">
            <text:p>29.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5">
            <text:p>25</text:p>
          </table:table-cell>
          <table:table-cell table:formula="of:=[.G36]^0" office:value-type="float" office:value="1">
            <text:p>1.00</text:p>
          </table:table-cell>
          <table:table-cell office:value-type="float" office:value="10">
            <text:p>10.00</text:p>
          </table:table-cell>
          <table:table-cell table:formula="of:=LOG([.G36])" office:value-type="float" office:value="1">
            <text:p>1.00</text:p>
          </table:table-cell>
          <table:table-cell table:formula="of:=[.G36]*[.H36]" office:value-type="float" office:value="10">
            <text:p>10.00</text:p>
          </table:table-cell>
          <table:table-cell table:formula="of:=(RAND()*2-1)*[.$G$7]" office:value-type="float" office:value="-0.91798502439633">
            <text:p>-0.92</text:p>
          </table:table-cell>
          <table:table-cell table:formula="of:=[.$G$4]*[.F36]+[.$G$5]*[.H36]+[.$G$6]*[.I36]+[.J36]" office:value-type="float" office:value="32.0820149756037">
            <text:p>32.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">
            <text:p>26</text:p>
          </table:table-cell>
          <table:table-cell table:formula="of:=[.G37]^0" office:value-type="float" office:value="1">
            <text:p>1.00</text:p>
          </table:table-cell>
          <table:table-cell office:value-type="float" office:value="11">
            <text:p>11.00</text:p>
          </table:table-cell>
          <table:table-cell table:formula="of:=LOG([.G37])" office:value-type="float" office:value="1.04139268515823">
            <text:p>1.04</text:p>
          </table:table-cell>
          <table:table-cell table:formula="of:=[.G37]*[.H37]" office:value-type="float" office:value="11.4553195367405">
            <text:p>11.46</text:p>
          </table:table-cell>
          <table:table-cell table:formula="of:=(RAND()*2-1)*[.$G$7]" office:value-type="float" office:value="0.547806515358388">
            <text:p>0.55</text:p>
          </table:table-cell>
          <table:table-cell table:formula="of:=[.$G$4]*[.F37]+[.$G$5]*[.H37]+[.$G$6]*[.I37]+[.J37]" office:value-type="float" office:value="37.9965504958963">
            <text:p>38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">
            <text:p>27</text:p>
          </table:table-cell>
          <table:table-cell table:formula="of:=[.G38]^0" office:value-type="float" office:value="1">
            <text:p>1.00</text:p>
          </table:table-cell>
          <table:table-cell office:value-type="float" office:value="12">
            <text:p>12.00</text:p>
          </table:table-cell>
          <table:table-cell table:formula="of:=LOG([.G38])" office:value-type="float" office:value="1.07918124604762">
            <text:p>1.08</text:p>
          </table:table-cell>
          <table:table-cell table:formula="of:=[.G38]*[.H38]" office:value-type="float" office:value="12.9501749525715">
            <text:p>12.95</text:p>
          </table:table-cell>
          <table:table-cell table:formula="of:=(RAND()*2-1)*[.$G$7]" office:value-type="float" office:value="0.582660542335361">
            <text:p>0.58</text:p>
          </table:table-cell>
          <table:table-cell table:formula="of:=[.$G$4]*[.F38]+[.$G$5]*[.H38]+[.$G$6]*[.I38]+[.J38]" office:value-type="float" office:value="42.5915478921451">
            <text:p>42.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">
            <text:p>28</text:p>
          </table:table-cell>
          <table:table-cell table:formula="of:=[.G39]^0" office:value-type="float" office:value="1">
            <text:p>1.00</text:p>
          </table:table-cell>
          <table:table-cell office:value-type="float" office:value="13">
            <text:p>13.00</text:p>
          </table:table-cell>
          <table:table-cell table:formula="of:=LOG([.G39])" office:value-type="float" office:value="1.11394335230684">
            <text:p>1.11</text:p>
          </table:table-cell>
          <table:table-cell table:formula="of:=[.G39]*[.H39]" office:value-type="float" office:value="14.4812635799889">
            <text:p>14.48</text:p>
          </table:table-cell>
          <table:table-cell table:formula="of:=(RAND()*2-1)*[.$G$7]" office:value-type="float" office:value="-0.268571240827441">
            <text:p>-0.27</text:p>
          </table:table-cell>
          <table:table-cell table:formula="of:=[.$G$4]*[.F39]+[.$G$5]*[.H39]+[.$G$6]*[.I39]+[.J39]" office:value-type="float" office:value="46.4031062037529">
            <text:p>46.4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9">
            <text:p>29</text:p>
          </table:table-cell>
          <table:table-cell table:formula="of:=[.G40]^0" office:value-type="float" office:value="1">
            <text:p>1.00</text:p>
          </table:table-cell>
          <table:table-cell office:value-type="float" office:value="14">
            <text:p>14.00</text:p>
          </table:table-cell>
          <table:table-cell table:formula="of:=LOG([.G40])" office:value-type="float" office:value="1.14612803567824">
            <text:p>1.15</text:p>
          </table:table-cell>
          <table:table-cell table:formula="of:=[.G40]*[.H40]" office:value-type="float" office:value="16.0457924994953">
            <text:p>16.05</text:p>
          </table:table-cell>
          <table:table-cell table:formula="of:=(RAND()*2-1)*[.$G$7]" office:value-type="float" office:value="0.185951075982302">
            <text:p>0.19</text:p>
          </table:table-cell>
          <table:table-cell table:formula="of:=[.$G$4]*[.F40]+[.$G$5]*[.H40]+[.$G$6]*[.I40]+[.J40]" office:value-type="float" office:value="51.6155846458248">
            <text:p>51.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">
            <text:p>30</text:p>
          </table:table-cell>
          <table:table-cell table:formula="of:=[.G41]^0" office:value-type="float" office:value="1">
            <text:p>1.00</text:p>
          </table:table-cell>
          <table:table-cell office:value-type="float" office:value="15">
            <text:p>15.00</text:p>
          </table:table-cell>
          <table:table-cell table:formula="of:=LOG([.G41])" office:value-type="float" office:value="1.17609125905568">
            <text:p>1.18</text:p>
          </table:table-cell>
          <table:table-cell table:formula="of:=[.G41]*[.H41]" office:value-type="float" office:value="17.6413688858352">
            <text:p>17.64</text:p>
          </table:table-cell>
          <table:table-cell table:formula="of:=(RAND()*2-1)*[.$G$7]" office:value-type="float" office:value="0.82736789714545">
            <text:p>0.83</text:p>
          </table:table-cell>
          <table:table-cell table:formula="of:=[.$G$4]*[.F41]+[.$G$5]*[.H41]+[.$G$6]*[.I41]+[.J41]" office:value-type="float" office:value="57.1036570727625">
            <text:p>57.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1">
            <text:p>31</text:p>
          </table:table-cell>
          <table:table-cell table:formula="of:=[.G42]^0" office:value-type="float" office:value="1">
            <text:p>1.00</text:p>
          </table:table-cell>
          <table:table-cell office:value-type="float" office:value="16">
            <text:p>16.00</text:p>
          </table:table-cell>
          <table:table-cell table:formula="of:=LOG([.G42])" office:value-type="float" office:value="1.20411998265592">
            <text:p>1.20</text:p>
          </table:table-cell>
          <table:table-cell table:formula="of:=[.G42]*[.H42]" office:value-type="float" office:value="19.2659197224948">
            <text:p>19.27</text:p>
          </table:table-cell>
          <table:table-cell table:formula="of:=(RAND()*2-1)*[.$G$7]" office:value-type="float" office:value="0.518575308378786">
            <text:p>0.52</text:p>
          </table:table-cell>
          <table:table-cell table:formula="of:=[.$G$4]*[.F42]+[.$G$5]*[.H42]+[.$G$6]*[.I42]+[.J42]" office:value-type="float" office:value="61.724574441175">
            <text:p>61.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">
            <text:p>32</text:p>
          </table:table-cell>
          <table:table-cell table:formula="of:=[.G43]^0" office:value-type="float" office:value="1">
            <text:p>1.00</text:p>
          </table:table-cell>
          <table:table-cell office:value-type="float" office:value="17">
            <text:p>17.00</text:p>
          </table:table-cell>
          <table:table-cell table:formula="of:=LOG([.G43])" office:value-type="float" office:value="1.23044892137827">
            <text:p>1.23</text:p>
          </table:table-cell>
          <table:table-cell table:formula="of:=[.G43]*[.H43]" office:value-type="float" office:value="20.9176316634307">
            <text:p>20.92</text:p>
          </table:table-cell>
          <table:table-cell table:formula="of:=(RAND()*2-1)*[.$G$7]" office:value-type="float" office:value="-0.575469030998647">
            <text:p>-0.58</text:p>
          </table:table-cell>
          <table:table-cell table:formula="of:=[.$G$4]*[.F43]+[.$G$5]*[.H43]+[.$G$6]*[.I43]+[.J43]" office:value-type="float" office:value="65.6383238020499">
            <text:p>65.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">
            <text:p>33</text:p>
          </table:table-cell>
          <table:table-cell table:formula="of:=[.G44]^0" office:value-type="float" office:value="1">
            <text:p>1.00</text:p>
          </table:table-cell>
          <table:table-cell office:value-type="float" office:value="18">
            <text:p>18.00</text:p>
          </table:table-cell>
          <table:table-cell table:formula="of:=LOG([.G44])" office:value-type="float" office:value="1.25527250510331">
            <text:p>1.26</text:p>
          </table:table-cell>
          <table:table-cell table:formula="of:=[.G44]*[.H44]" office:value-type="float" office:value="22.5949050918595">
            <text:p>22.59</text:p>
          </table:table-cell>
          <table:table-cell table:formula="of:=(RAND()*2-1)*[.$G$7]" office:value-type="float" office:value="0.499412720091641">
            <text:p>0.50</text:p>
          </table:table-cell>
          <table:table-cell table:formula="of:=[.$G$4]*[.F44]+[.$G$5]*[.H44]+[.$G$6]*[.I44]+[.J44]" office:value-type="float" office:value="71.7946730058768">
            <text:p>71.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">
            <text:p>34</text:p>
          </table:table-cell>
          <table:table-cell table:formula="of:=[.G45]^0" office:value-type="float" office:value="1">
            <text:p>1.00</text:p>
          </table:table-cell>
          <table:table-cell office:value-type="float" office:value="19">
            <text:p>19.00</text:p>
          </table:table-cell>
          <table:table-cell table:formula="of:=LOG([.G45])" office:value-type="float" office:value="1.27875360095283">
            <text:p>1.28</text:p>
          </table:table-cell>
          <table:table-cell table:formula="of:=[.G45]*[.H45]" office:value-type="float" office:value="24.2963184181037">
            <text:p>24.30</text:p>
          </table:table-cell>
          <table:table-cell table:formula="of:=(RAND()*2-1)*[.$G$7]" office:value-type="float" office:value="0.982225063256919">
            <text:p>0.98</text:p>
          </table:table-cell>
          <table:table-cell table:formula="of:=[.$G$4]*[.F45]+[.$G$5]*[.H45]+[.$G$6]*[.I45]+[.J45]" office:value-type="float" office:value="77.4286875194738">
            <text:p>77.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35">
            <text:p>35</text:p>
          </table:table-cell>
          <table:table-cell table:formula="of:=[.G46]^0" office:value-type="float" office:value="1">
            <text:p>1.00</text:p>
          </table:table-cell>
          <table:table-cell office:value-type="float" office:value="20">
            <text:p>20.00</text:p>
          </table:table-cell>
          <table:table-cell table:formula="of:=LOG([.G46])" office:value-type="float" office:value="1.30102999566398">
            <text:p>1.30</text:p>
          </table:table-cell>
          <table:table-cell table:formula="of:=[.G46]*[.H46]" office:value-type="float" office:value="26.0205999132796">
            <text:p>26.02</text:p>
          </table:table-cell>
          <table:table-cell table:formula="of:=(RAND()*2-1)*[.$G$7]" office:value-type="float" office:value="-0.449443938676268">
            <text:p>-0.45</text:p>
          </table:table-cell>
          <table:table-cell table:formula="of:=[.$G$4]*[.F46]+[.$G$5]*[.H46]+[.$G$6]*[.I46]+[.J46]" office:value-type="float" office:value="81.2144157924906">
            <text:p>81.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36">
            <text:p>36</text:p>
          </table:table-cell>
          <table:table-cell table:formula="of:=[.G47]^0" office:value-type="float" office:value="1">
            <text:p>1.00</text:p>
          </table:table-cell>
          <table:table-cell office:value-type="float" office:value="21">
            <text:p>21.00</text:p>
          </table:table-cell>
          <table:table-cell table:formula="of:=LOG([.G47])" office:value-type="float" office:value="1.32221929473392">
            <text:p>1.32</text:p>
          </table:table-cell>
          <table:table-cell table:formula="of:=[.G47]*[.H47]" office:value-type="float" office:value="27.7666051894123">
            <text:p>27.77</text:p>
          </table:table-cell>
          <table:table-cell table:formula="of:=(RAND()*2-1)*[.$G$7]" office:value-type="float" office:value="-0.0120377778075635">
            <text:p>-0.01</text:p>
          </table:table-cell>
          <table:table-cell table:formula="of:=[.$G$4]*[.F47]+[.$G$5]*[.H47]+[.$G$6]*[.I47]+[.J47]" office:value-type="float" office:value="86.9322163798972">
            <text:p>86.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37">
            <text:p>37</text:p>
          </table:table-cell>
          <table:table-cell table:formula="of:=[.G48]^0" office:value-type="float" office:value="1">
            <text:p>1.00</text:p>
          </table:table-cell>
          <table:table-cell office:value-type="float" office:value="22">
            <text:p>22.00</text:p>
          </table:table-cell>
          <table:table-cell table:formula="of:=LOG([.G48])" office:value-type="float" office:value="1.34242268082221">
            <text:p>1.34</text:p>
          </table:table-cell>
          <table:table-cell table:formula="of:=[.G48]*[.H48]" office:value-type="float" office:value="29.5332989780885">
            <text:p>29.53</text:p>
          </table:table-cell>
          <table:table-cell table:formula="of:=(RAND()*2-1)*[.$G$7]" office:value-type="float" office:value="0.984114400111139">
            <text:p>0.98</text:p>
          </table:table-cell>
          <table:table-cell table:formula="of:=[.$G$4]*[.F48]+[.$G$5]*[.H48]+[.$G$6]*[.I48]+[.J48]" office:value-type="float" office:value="93.2688566960212">
            <text:p>93.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38">
            <text:p>38</text:p>
          </table:table-cell>
          <table:table-cell table:formula="of:=[.G49]^0" office:value-type="float" office:value="1">
            <text:p>1.00</text:p>
          </table:table-cell>
          <table:table-cell office:value-type="float" office:value="23">
            <text:p>23.00</text:p>
          </table:table-cell>
          <table:table-cell table:formula="of:=LOG([.G49])" office:value-type="float" office:value="1.36172783601759">
            <text:p>1.36</text:p>
          </table:table-cell>
          <table:table-cell table:formula="of:=[.G49]*[.H49]" office:value-type="float" office:value="31.3197402284046">
            <text:p>31.32</text:p>
          </table:table-cell>
          <table:table-cell table:formula="of:=(RAND()*2-1)*[.$G$7]" office:value-type="float" office:value="0.317893640138209">
            <text:p>0.32</text:p>
          </table:table-cell>
          <table:table-cell table:formula="of:=[.$G$4]*[.F49]+[.$G$5]*[.H49]+[.$G$6]*[.I49]+[.J49]" office:value-type="float" office:value="98.0005699973873">
            <text:p>98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9">
            <text:p>39</text:p>
          </table:table-cell>
          <table:table-cell table:formula="of:=[.G50]^0" office:value-type="float" office:value="1">
            <text:p>1.00</text:p>
          </table:table-cell>
          <table:table-cell office:value-type="float" office:value="24">
            <text:p>24.00</text:p>
          </table:table-cell>
          <table:table-cell table:formula="of:=LOG([.G50])" office:value-type="float" office:value="1.38021124171161">
            <text:p>1.38</text:p>
          </table:table-cell>
          <table:table-cell table:formula="of:=[.G50]*[.H50]" office:value-type="float" office:value="33.1250698010785">
            <text:p>33.13</text:p>
          </table:table-cell>
          <table:table-cell table:formula="of:=(RAND()*2-1)*[.$G$7]" office:value-type="float" office:value="-0.196993131190538">
            <text:p>-0.20</text:p>
          </table:table-cell>
          <table:table-cell table:formula="of:=[.$G$4]*[.F50]+[.$G$5]*[.H50]+[.$G$6]*[.I50]+[.J50]" office:value-type="float" office:value="102.938638755468">
            <text:p>102.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0">
            <text:p>40</text:p>
          </table:table-cell>
          <table:table-cell table:formula="of:=[.G51]^0" office:value-type="float" office:value="1">
            <text:p>1.00</text:p>
          </table:table-cell>
          <table:table-cell office:value-type="float" office:value="25">
            <text:p>25.00</text:p>
          </table:table-cell>
          <table:table-cell table:formula="of:=LOG([.G51])" office:value-type="float" office:value="1.39794000867204">
            <text:p>1.40</text:p>
          </table:table-cell>
          <table:table-cell table:formula="of:=[.G51]*[.H51]" office:value-type="float" office:value="34.9485002168009">
            <text:p>34.95</text:p>
          </table:table-cell>
          <table:table-cell table:formula="of:=(RAND()*2-1)*[.$G$7]" office:value-type="float" office:value="0.566052685491741">
            <text:p>0.57</text:p>
          </table:table-cell>
          <table:table-cell table:formula="of:=[.$G$4]*[.F51]+[.$G$5]*[.H51]+[.$G$6]*[.I51]+[.J51]" office:value-type="float" office:value="109.207433353239">
            <text:p>109.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">
            <text:p>41</text:p>
          </table:table-cell>
          <table:table-cell table:formula="of:=[.G52]^0" office:value-type="float" office:value="1">
            <text:p>1.00</text:p>
          </table:table-cell>
          <table:table-cell office:value-type="float" office:value="26">
            <text:p>26.00</text:p>
          </table:table-cell>
          <table:table-cell table:formula="of:=LOG([.G52])" office:value-type="float" office:value="1.41497334797082">
            <text:p>1.41</text:p>
          </table:table-cell>
          <table:table-cell table:formula="of:=[.G52]*[.H52]" office:value-type="float" office:value="36.7893070472413">
            <text:p>36.79</text:p>
          </table:table-cell>
          <table:table-cell table:formula="of:=(RAND()*2-1)*[.$G$7]" office:value-type="float" office:value="0.703830655198544">
            <text:p>0.70</text:p>
          </table:table-cell>
          <table:table-cell table:formula="of:=[.$G$4]*[.F52]+[.$G$5]*[.H52]+[.$G$6]*[.I52]+[.J52]" office:value-type="float" office:value="114.901698492864">
            <text:p>114.9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2">
            <text:p>42</text:p>
          </table:table-cell>
          <table:table-cell table:formula="of:=[.G53]^0" office:value-type="float" office:value="1">
            <text:p>1.00</text:p>
          </table:table-cell>
          <table:table-cell office:value-type="float" office:value="27">
            <text:p>27.00</text:p>
          </table:table-cell>
          <table:table-cell table:formula="of:=LOG([.G53])" office:value-type="float" office:value="1.43136376415899">
            <text:p>1.43</text:p>
          </table:table-cell>
          <table:table-cell table:formula="of:=[.G53]*[.H53]" office:value-type="float" office:value="38.6468216322926">
            <text:p>38.65</text:p>
          </table:table-cell>
          <table:table-cell table:formula="of:=(RAND()*2-1)*[.$G$7]" office:value-type="float" office:value="-0.050474785733968">
            <text:p>-0.05</text:p>
          </table:table-cell>
          <table:table-cell table:formula="of:=[.$G$4]*[.F53]+[.$G$5]*[.H53]+[.$G$6]*[.I53]+[.J53]" office:value-type="float" office:value="119.752717639462">
            <text:p>119.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3">
            <text:p>43</text:p>
          </table:table-cell>
          <table:table-cell table:formula="of:=[.G54]^0" office:value-type="float" office:value="1">
            <text:p>1.00</text:p>
          </table:table-cell>
          <table:table-cell office:value-type="float" office:value="28">
            <text:p>28.00</text:p>
          </table:table-cell>
          <table:table-cell table:formula="of:=LOG([.G54])" office:value-type="float" office:value="1.44715803134222">
            <text:p>1.45</text:p>
          </table:table-cell>
          <table:table-cell table:formula="of:=[.G54]*[.H54]" office:value-type="float" office:value="40.5204248775821">
            <text:p>40.52</text:p>
          </table:table-cell>
          <table:table-cell table:formula="of:=(RAND()*2-1)*[.$G$7]" office:value-type="float" office:value="0.60987899126485">
            <text:p>0.61</text:p>
          </table:table-cell>
          <table:table-cell table:formula="of:=[.$G$4]*[.F54]+[.$G$5]*[.H54]+[.$G$6]*[.I54]+[.J54]" office:value-type="float" office:value="126.065469686696">
            <text:p>126.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">
            <text:p>44</text:p>
          </table:table-cell>
          <table:table-cell table:formula="of:=[.G55]^0" office:value-type="float" office:value="1">
            <text:p>1.00</text:p>
          </table:table-cell>
          <table:table-cell office:value-type="float" office:value="29">
            <text:p>29.00</text:p>
          </table:table-cell>
          <table:table-cell table:formula="of:=LOG([.G55])" office:value-type="float" office:value="1.46239799789896">
            <text:p>1.46</text:p>
          </table:table-cell>
          <table:table-cell table:formula="of:=[.G55]*[.H55]" office:value-type="float" office:value="42.4095419390697">
            <text:p>42.41</text:p>
          </table:table-cell>
          <table:table-cell table:formula="of:=(RAND()*2-1)*[.$G$7]" office:value-type="float" office:value="0.921549734193832">
            <text:p>0.92</text:p>
          </table:table-cell>
          <table:table-cell table:formula="of:=[.$G$4]*[.F55]+[.$G$5]*[.H55]+[.$G$6]*[.I55]+[.J55]" office:value-type="float" office:value="132.074971547201">
            <text:p>132.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5">
            <text:p>45</text:p>
          </table:table-cell>
          <table:table-cell table:formula="of:=[.G56]^0" office:value-type="float" office:value="1">
            <text:p>1.00</text:p>
          </table:table-cell>
          <table:table-cell office:value-type="float" office:value="30">
            <text:p>30.00</text:p>
          </table:table-cell>
          <table:table-cell table:formula="of:=LOG([.G56])" office:value-type="float" office:value="1.47712125471966">
            <text:p>1.48</text:p>
          </table:table-cell>
          <table:table-cell table:formula="of:=[.G56]*[.H56]" office:value-type="float" office:value="44.3136376415899">
            <text:p>44.31</text:p>
          </table:table-cell>
          <table:table-cell table:formula="of:=(RAND()*2-1)*[.$G$7]" office:value-type="float" office:value="-0.0440547815524042">
            <text:p>-0.04</text:p>
          </table:table-cell>
          <table:table-cell table:formula="of:=[.$G$4]*[.F56]+[.$G$5]*[.H56]+[.$G$6]*[.I56]+[.J56]" office:value-type="float" office:value="136.851100652657">
            <text:p>136.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">
            <text:p>46</text:p>
          </table:table-cell>
          <table:table-cell table:formula="of:=[.G57]^0" office:value-type="float" office:value="1">
            <text:p>1.00</text:p>
          </table:table-cell>
          <table:table-cell office:value-type="float" office:value="31">
            <text:p>31.00</text:p>
          </table:table-cell>
          <table:table-cell table:formula="of:=LOG([.G57])" office:value-type="float" office:value="1.49136169383427">
            <text:p>1.49</text:p>
          </table:table-cell>
          <table:table-cell table:formula="of:=[.G57]*[.H57]" office:value-type="float" office:value="46.2322125088625">
            <text:p>46.23</text:p>
          </table:table-cell>
          <table:table-cell table:formula="of:=(RAND()*2-1)*[.$G$7]" office:value-type="float" office:value="0.426408451516181">
            <text:p>0.43</text:p>
          </table:table-cell>
          <table:table-cell table:formula="of:=[.$G$4]*[.F57]+[.$G$5]*[.H57]+[.$G$6]*[.I57]+[.J57]" office:value-type="float" office:value="143.105769365772">
            <text:p>143.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">
            <text:p>47</text:p>
          </table:table-cell>
          <table:table-cell table:formula="of:=[.G58]^0" office:value-type="float" office:value="1">
            <text:p>1.00</text:p>
          </table:table-cell>
          <table:table-cell office:value-type="float" office:value="32">
            <text:p>32.00</text:p>
          </table:table-cell>
          <table:table-cell table:formula="of:=LOG([.G58])" office:value-type="float" office:value="1.50514997831991">
            <text:p>1.51</text:p>
          </table:table-cell>
          <table:table-cell table:formula="of:=[.G58]*[.H58]" office:value-type="float" office:value="48.164799306237">
            <text:p>48.16</text:p>
          </table:table-cell>
          <table:table-cell table:formula="of:=(RAND()*2-1)*[.$G$7]" office:value-type="float" office:value="0.726308139506727">
            <text:p>0.73</text:p>
          </table:table-cell>
          <table:table-cell table:formula="of:=[.$G$4]*[.F58]+[.$G$5]*[.H58]+[.$G$6]*[.I58]+[.J58]" office:value-type="float" office:value="149.231006014857">
            <text:p>149.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8">
            <text:p>48</text:p>
          </table:table-cell>
          <table:table-cell table:formula="of:=[.G59]^0" office:value-type="float" office:value="1">
            <text:p>1.00</text:p>
          </table:table-cell>
          <table:table-cell office:value-type="float" office:value="33">
            <text:p>33.00</text:p>
          </table:table-cell>
          <table:table-cell table:formula="of:=LOG([.G59])" office:value-type="float" office:value="1.51851393987789">
            <text:p>1.52</text:p>
          </table:table-cell>
          <table:table-cell table:formula="of:=[.G59]*[.H59]" office:value-type="float" office:value="50.1109600159703">
            <text:p>50.11</text:p>
          </table:table-cell>
          <table:table-cell table:formula="of:=(RAND()*2-1)*[.$G$7]" office:value-type="float" office:value="-0.326011205092072">
            <text:p>-0.33</text:p>
          </table:table-cell>
          <table:table-cell table:formula="of:=[.$G$4]*[.F59]+[.$G$5]*[.H59]+[.$G$6]*[.I59]+[.J59]" office:value-type="float" office:value="154.043896722575">
            <text:p>154.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">
            <text:p>49</text:p>
          </table:table-cell>
          <table:table-cell table:formula="of:=[.G60]^0" office:value-type="float" office:value="1">
            <text:p>1.00</text:p>
          </table:table-cell>
          <table:table-cell office:value-type="float" office:value="34">
            <text:p>34.00</text:p>
          </table:table-cell>
          <table:table-cell table:formula="of:=LOG([.G60])" office:value-type="float" office:value="1.53147891704226">
            <text:p>1.53</text:p>
          </table:table-cell>
          <table:table-cell table:formula="of:=[.G60]*[.H60]" office:value-type="float" office:value="52.0702831794367">
            <text:p>52.07</text:p>
          </table:table-cell>
          <table:table-cell table:formula="of:=(RAND()*2-1)*[.$G$7]" office:value-type="float" office:value="-0.310266872402281">
            <text:p>-0.31</text:p>
          </table:table-cell>
          <table:table-cell table:formula="of:=[.$G$4]*[.F60]+[.$G$5]*[.H60]+[.$G$6]*[.I60]+[.J60]" office:value-type="float" office:value="159.963540499992">
            <text:p>159.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50">
            <text:p>50</text:p>
          </table:table-cell>
          <table:table-cell table:formula="of:=[.G61]^0" office:value-type="float" office:value="1">
            <text:p>1.00</text:p>
          </table:table-cell>
          <table:table-cell office:value-type="float" office:value="35">
            <text:p>35.00</text:p>
          </table:table-cell>
          <table:table-cell table:formula="of:=LOG([.G61])" office:value-type="float" office:value="1.54406804435028">
            <text:p>1.54</text:p>
          </table:table-cell>
          <table:table-cell table:formula="of:=[.G61]*[.H61]" office:value-type="float" office:value="54.0423815522596">
            <text:p>54.04</text:p>
          </table:table-cell>
          <table:table-cell table:formula="of:=(RAND()*2-1)*[.$G$7]" office:value-type="float" office:value="0.732643617782742">
            <text:p>0.73</text:p>
          </table:table-cell>
          <table:table-cell table:formula="of:=[.$G$4]*[.F61]+[.$G$5]*[.H61]+[.$G$6]*[.I61]+[.J61]" office:value-type="float" office:value="166.947924363262">
            <text:p>166.95</text:p>
          </table:table-cell>
          <table:table-cell/>
        </table:table-row>
        <table:table-row table:style-name="ro1" table:number-rows-repeated="1048514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30">09/30/2021</text:date>, <text:time>10:1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1-09-29T18:37:52</meta:creation-date>
    <meta:generator>OpenOffice/4.1.6$Win32 OpenOffice.org_project/416m1$Build-9790</meta:generator>
    <dc:date>2021-09-30T10:10:35.72</dc:date>
    <dc:creator>Mark Lehr</dc:creator>
    <meta:editing-duration>PT34M27S</meta:editing-duration>
    <meta:editing-cycles>2</meta:editing-cycles>
    <meta:document-statistic meta:table-count="2" meta:cell-count="690" meta:object-count="0"/>
  </office:meta>
</office:document-meta>
</file>